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P2" style:parent-style-name="term" style:family="paragraph">
      <style:paragraph-properties fo:background-color="#E6E6FF"/>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style>
    <style:style style:name="P9" style:parent-style-name="term" style:family="paragraph">
      <style:paragraph-properties fo:background-color="#E6E6FF"/>
    </style:style>
    <style:style style:name="T10" style:parent-style-name="Policepardéfaut" style:family="text">
      <style:text-properties style:language-asian="fr" style:country-asian="FR"/>
    </style:style>
    <style:style style:name="T11" style:parent-style-name="Policepardéfaut" style:family="text">
      <style:text-properties style:language-asian="fr" style:country-asian="FR"/>
    </style:style>
    <style:style style:name="T12" style:parent-style-name="Policepardéfaut" style:family="text">
      <style:text-properties style:language-asian="fr" style:country-asian="FR"/>
    </style:style>
    <style:style style:name="P13" style:parent-style-name="Corpsdetexte" style:family="paragraph">
      <style:text-properties style:language-asian="fr" style:country-asian="FR"/>
    </style:style>
    <style:style style:name="P14" style:parent-style-name="Corpsdetexte" style:family="paragraph">
      <style:text-properties style:language-asian="fr" style:country-asian="FR"/>
    </style:style>
    <style:style style:name="P15" style:parent-style-name="Corpsdetexte" style:family="paragraph">
      <style:text-properties style:language-asian="fr" style:country-asian="FR"/>
    </style:style>
    <style:style style:name="T16" style:parent-style-name="Policepardéfaut" style:family="text">
      <style:text-properties style:language-asian="fr" style:country-asian="FR"/>
    </style:style>
    <style:style style:name="T17" style:parent-style-name="Policepardéfaut" style:family="text">
      <style:text-properties style:language-asian="fr" style:country-asian="FR"/>
    </style:style>
    <style:style style:name="T18" style:parent-style-name="Policepardéfaut" style:family="text">
      <style:text-properties style:language-asian="fr" style:country-asian="FR"/>
    </style:style>
    <style:style style:name="T19" style:parent-style-name="Policepardéfaut" style:family="text">
      <style:text-properties style:language-asian="fr" style:country-asian="FR"/>
    </style:style>
    <style:style style:name="T20" style:parent-style-name="Policepardéfaut" style:family="text">
      <style:text-properties style:language-asian="fr" style:country-asian="FR"/>
    </style:style>
    <style:style style:name="T21" style:parent-style-name="Policepardéfaut" style:family="text">
      <style:text-properties style:language-asian="fr" style:country-asian="FR"/>
    </style:style>
    <style:style style:name="T22" style:parent-style-name="Policepardéfaut" style:family="text">
      <style:text-properties style:language-asian="fr" style:country-asian="FR"/>
    </style:style>
    <style:style style:name="P23" style:parent-style-name="Corpsdetexte" style:family="paragraph">
      <style:text-properties style:language-asian="fr" style:country-asian="FR"/>
    </style:style>
    <style:style style:name="T24" style:parent-style-name="Policepardéfaut" style:family="text">
      <style:text-properties style:language-asian="fr" style:country-asian="FR"/>
    </style:style>
    <style:style style:name="T25" style:parent-style-name="Policepardéfaut" style:family="text">
      <style:text-properties style:language-asian="fr" style:country-asian="FR"/>
    </style:style>
    <style:style style:name="T26" style:parent-style-name="Policepardéfaut" style:family="text">
      <style:text-properties style:language-asian="fr" style:country-asian="FR"/>
    </style:style>
    <style:style style:name="T27" style:parent-style-name="Policepardéfaut" style:family="text">
      <style:text-properties style:language-asian="fr" style:country-asian="FR"/>
    </style:style>
    <style:style style:name="T28" style:parent-style-name="Policepardéfaut" style:family="text">
      <style:text-properties style:font-size-complex="12pt" style:language-asian="fr" style:country-asian="FR"/>
    </style:style>
    <style:style style:name="T29" style:parent-style-name="Policepardéfaut" style:family="text">
      <style:text-properties style:font-size-complex="12pt" style:language-asian="fr" style:country-asian="FR"/>
    </style:style>
    <style:style style:name="P30" style:parent-style-name="Corpsdetexte" style:family="paragraph">
      <style:text-properties style:language-asian="fr" style:country-asian="FR"/>
    </style:style>
    <style:style style:name="P31" style:parent-style-name="Corpsdetexte" style:family="paragraph">
      <style:text-properties style:language-asian="fr" style:country-asian="FR"/>
    </style:style>
    <style:style style:name="T32" style:parent-style-name="Policepardéfaut" style:family="text">
      <style:text-properties style:language-asian="fr" style:country-asian="FR"/>
    </style:style>
    <style:style style:name="T33" style:parent-style-name="Policepardéfaut" style:family="text">
      <style:text-properties style:text-position="super 66.6%" style:language-asian="fr" style:country-asian="FR"/>
    </style:style>
    <style:style style:name="T34" style:parent-style-name="Policepardéfaut" style:family="text">
      <style:text-properties style:language-asian="fr" style:country-asian="FR"/>
    </style:style>
    <style:style style:name="T35" style:parent-style-name="Policepardéfaut" style:family="text">
      <style:text-properties style:text-position="super 66.6%" style:language-asian="fr" style:country-asian="FR"/>
    </style:style>
    <style:style style:name="T36" style:parent-style-name="Policepardéfaut" style:family="text">
      <style:text-properties style:language-asian="fr" style:country-asian="FR"/>
    </style:style>
    <style:style style:name="T37" style:parent-style-name="Policepardéfaut" style:family="text">
      <style:text-properties style:language-asian="fr" style:country-asian="FR"/>
    </style:style>
    <style:style style:name="T38" style:parent-style-name="Policepardéfaut" style:family="text">
      <style:text-properties style:language-asian="fr" style:country-asian="FR"/>
    </style:style>
    <style:style style:name="T39" style:parent-style-name="Policepardéfaut" style:family="text">
      <style:text-properties style:language-asian="fr" style:country-asian="FR"/>
    </style:style>
    <style:style style:name="T40" style:parent-style-name="Policepardéfaut" style:family="text">
      <style:text-properties style:text-position="super 66.6%" style:language-asian="fr" style:country-asian="FR"/>
    </style:style>
    <style:style style:name="T41" style:parent-style-name="Policepardéfaut" style:family="text">
      <style:text-properties style:language-asian="fr" style:country-asian="FR"/>
    </style:style>
    <style:style style:name="T42" style:parent-style-name="Policepardéfaut" style:family="text">
      <style:text-properties fo:font-style="italic" style:font-style-asian="italic" style:language-asian="fr" style:country-asian="FR"/>
    </style:style>
    <style:style style:name="T43" style:parent-style-name="Policepardéfaut" style:family="text">
      <style:text-properties style:language-asian="fr" style:country-asian="FR"/>
    </style:style>
    <style:style style:name="T44" style:parent-style-name="Policepardéfaut" style:family="text">
      <style:text-properties style:text-position="super 66.6%" style:language-asian="fr" style:country-asian="FR"/>
    </style:style>
    <style:style style:name="T45" style:parent-style-name="Policepardéfaut" style:family="text">
      <style:text-properties style:language-asian="fr" style:country-asian="FR"/>
    </style:style>
    <style:style style:name="T46" style:parent-style-name="Policepardéfaut" style:family="text">
      <style:text-properties fo:font-style="italic" style:font-style-asian="italic" style:language-asian="fr" style:country-asian="FR"/>
    </style:style>
    <style:style style:name="T47" style:parent-style-name="Policepardéfaut" style:family="text">
      <style:text-properties fo:font-style="italic" style:font-style-asian="italic" style:language-asian="fr" style:country-asian="FR"/>
    </style:style>
    <style:style style:name="T48" style:parent-style-name="Policepardéfaut" style:family="text">
      <style:text-properties style:language-asian="fr" style:country-asian="FR"/>
    </style:style>
    <style:style style:name="T49" style:parent-style-name="Policepardéfaut" style:family="text">
      <style:text-properties style:language-asian="fr" style:country-asian="FR"/>
    </style:style>
    <style:style style:name="T50" style:parent-style-name="Policepardéfaut" style:family="text">
      <style:text-properties style:language-asian="fr" style:country-asian="FR"/>
    </style:style>
    <style:style style:name="T51" style:parent-style-name="Policepardéfaut" style:family="text">
      <style:text-properties style:language-asian="fr" style:country-asian="FR"/>
    </style:style>
    <style:style style:name="T52" style:parent-style-name="Policepardéfaut" style:family="text">
      <style:text-properties style:language-asian="fr" style:country-asian="FR"/>
    </style:style>
    <style:style style:name="T53" style:parent-style-name="Policepardéfaut" style:family="text">
      <style:text-properties style:language-asian="fr" style:country-asian="FR"/>
    </style:style>
    <style:style style:name="T54" style:parent-style-name="Policepardéfaut" style:family="text">
      <style:text-properties style:font-size-complex="12pt" style:language-asian="fr" style:country-asian="FR"/>
    </style:style>
    <style:style style:name="T55" style:parent-style-name="Policepardéfaut" style:family="text">
      <style:text-properties style:font-size-complex="12pt" style:language-asian="fr" style:country-asian="FR"/>
    </style:style>
    <style:style style:name="T56" style:parent-style-name="Policepardéfaut" style:family="text">
      <style:text-properties style:font-size-complex="12pt" style:language-asian="fr" style:country-asian="FR"/>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fo:font-style="italic" style:font-style-asian="italic" style:language-asian="fr" style:country-asian="FR"/>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T64" style:parent-style-name="Policepardéfaut" style:family="text">
      <style:text-properties style:language-asian="fr" style:country-asian="FR"/>
    </style:style>
    <style:style style:name="T65" style:parent-style-name="Policepardéfaut" style:family="text">
      <style:text-properties style:language-asian="fr" style:country-asian="FR"/>
    </style:style>
    <style:style style:name="T66" style:parent-style-name="Policepardéfaut" style:family="text">
      <style:text-properties style:font-size-complex="12pt" style:language-asian="fr" style:country-asian="FR"/>
    </style:style>
    <style:style style:name="T67" style:parent-style-name="Policepardéfaut" style:family="text">
      <style:text-properties style:font-size-complex="12pt" style:language-asian="fr" style:country-asian="FR"/>
    </style:style>
    <style:style style:name="T68" style:parent-style-name="Policepardéfaut" style:family="text">
      <style:text-properties style:font-size-complex="12pt" style:language-asian="fr" style:country-asian="FR"/>
    </style:style>
    <style:style style:name="T69" style:parent-style-name="Policepardéfaut" style:family="text">
      <style:text-properties fo:font-style="italic" style:font-style-asian="italic" style:font-size-complex="12pt" style:language-asian="fr" style:country-asian="FR"/>
    </style:style>
    <style:style style:name="T70" style:parent-style-name="Policepardéfaut" style:family="text">
      <style:text-properties style:font-size-complex="12pt" style:language-asian="fr" style:country-asian="FR"/>
    </style:style>
    <style:style style:name="T71" style:parent-style-name="Policepardéfaut" style:family="text">
      <style:text-properties style:font-size-complex="12pt" style:language-asian="fr" style:country-asian="FR"/>
    </style:style>
    <style:style style:name="P72" style:parent-style-name="Corpsdetexte" style:family="paragraph">
      <style:text-properties style:language-asian="fr" style:country-asian="FR"/>
    </style:style>
    <style:style style:name="P73" style:parent-style-name="argument" style:family="paragraph">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name="T77" style:parent-style-name="Policepardéfaut" style:family="text">
      <style:text-properties style:language-asian="fr" style:country-asian="FR"/>
    </style:style>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T80" style:parent-style-name="Policepardéfaut" style:family="text">
      <style:text-properties style:language-asian="fr" style:country-asian="FR"/>
    </style:style>
    <style:style style:name="T81" style:parent-style-name="Policepardéfaut" style:family="text">
      <style:text-properties style:language-asian="fr" style:country-asian="FR"/>
    </style:style>
    <style:style style:name="T82" style:parent-style-name="Policepardéfaut" style:family="text">
      <style:text-properties style:font-size-complex="12pt" style:language-asian="fr" style:country-asian="FR"/>
    </style:style>
    <style:style style:name="T83" style:parent-style-name="Policepardéfaut" style:family="text">
      <style:text-properties style:font-size-complex="12pt" style:language-asian="fr" style:country-asian="FR"/>
    </style:style>
    <style:style style:name="T84" style:parent-style-name="Policepardéfaut" style:family="text">
      <style:text-properties style:font-size-complex="12pt" style:language-asian="fr" style:country-asian="FR"/>
    </style:style>
    <style:style style:name="T85" style:parent-style-name="Policepardéfaut" style:family="text">
      <style:text-properties style:font-size-complex="12pt" style:language-asian="fr" style:country-asian="FR"/>
    </style:style>
    <style:style style:name="T86" style:parent-style-name="Policepardéfaut" style:family="text">
      <style:text-properties style:font-size-complex="12pt" style:language-asian="fr" style:country-asian="FR"/>
    </style:style>
    <style:style style:name="T87" style:parent-style-name="Policepardéfaut" style:family="text">
      <style:text-properties style:font-size-complex="12pt" style:language-asian="fr" style:country-asian="FR"/>
    </style:style>
    <style:style style:name="T88" style:parent-style-name="Policepardéfaut" style:family="text">
      <style:text-properties style:font-size-complex="12pt" style:language-asian="fr" style:country-asian="FR"/>
    </style:style>
    <style:style style:name="T89" style:parent-style-name="Policepardéfaut" style:family="text">
      <style:text-properties style:font-size-complex="12pt" style:language-asian="fr" style:country-asian="FR"/>
    </style:style>
    <style:style style:name="T90" style:parent-style-name="Policepardéfaut" style:family="text">
      <style:text-properties style:font-size-complex="12pt" style:language-asian="fr" style:country-asian="FR"/>
    </style:style>
    <style:style style:name="T91" style:parent-style-name="Policepardéfaut" style:family="text">
      <style:text-properties style:font-size-complex="12pt" style:language-asian="fr" style:country-asian="FR"/>
    </style:style>
    <style:style style:name="T92" style:parent-style-name="Policepardéfaut" style:family="text">
      <style:text-properties style:font-size-complex="12pt" style:language-asian="fr" style:country-asian="FR"/>
    </style:style>
    <style:style style:name="T93" style:parent-style-name="Policepardéfaut" style:family="text">
      <style:text-properties style:language-asian="fr" style:country-asian="FR"/>
    </style:style>
    <style:style style:name="T94" style:parent-style-name="Policepardéfaut" style:family="text">
      <style:text-properties style:language-asian="fr" style:country-asian="FR"/>
    </style:style>
    <style:style style:name="T95" style:parent-style-name="Policepardéfaut" style:family="text">
      <style:text-properties style:language-asian="fr" style:country-asian="FR"/>
    </style:style>
    <style:style style:name="T96" style:parent-style-name="Policepardéfaut" style:family="text">
      <style:text-properties style:language-asian="fr" style:country-asian="FR"/>
    </style:style>
    <style:style style:name="T97" style:parent-style-name="Policepardéfaut" style:family="text">
      <style:text-properties style:language-asian="fr" style:country-asian="FR"/>
    </style:style>
    <style:style style:name="T98" style:parent-style-name="Policepardéfaut" style:family="text">
      <style:text-properties style:language-asian="fr" style:country-asian="FR"/>
    </style:style>
    <style:style style:name="T99" style:parent-style-name="Policepardéfaut" style:family="text">
      <style:text-properties style:language-asian="fr" style:country-asian="FR"/>
    </style:style>
    <style:style style:name="T100" style:parent-style-name="Policepardéfaut" style:family="text">
      <style:text-properties style:language-asian="fr" style:country-asian="FR"/>
    </style:style>
    <style:style style:name="P101" style:parent-style-name="Corpsdetexte" style:family="paragraph">
      <style:text-properties style:language-asian="fr" style:country-asian="FR"/>
    </style:style>
    <style:style style:name="T102" style:parent-style-name="Policepardéfaut" style:family="text">
      <style:text-properties style:language-asian="fr" style:country-asian="FR"/>
    </style:style>
    <style:style style:name="T103" style:parent-style-name="Policepardéfaut" style:family="text">
      <style:text-properties style:language-asian="fr" style:country-asian="FR"/>
    </style:style>
    <style:style style:name="T104" style:parent-style-name="Policepardéfaut" style:family="text">
      <style:text-properties style:language-asian="fr" style:country-asian="FR"/>
    </style:style>
    <style:style style:name="T105" style:parent-style-name="Policepardéfaut" style:family="text">
      <style:text-properties style:font-size-complex="12pt" style:language-asian="fr" style:country-asian="FR"/>
    </style:style>
    <style:style style:name="T106" style:parent-style-name="Policepardéfaut" style:family="text">
      <style:text-properties style:font-size-complex="12pt" style:language-asian="fr" style:country-asian="FR"/>
    </style:style>
    <style:style style:name="T107" style:parent-style-name="Policepardéfaut" style:family="text">
      <style:text-properties style:font-size-complex="12pt" style:language-asian="fr" style:country-asian="FR"/>
    </style:style>
    <style:style style:name="T108" style:parent-style-name="Policepardéfaut" style:family="text">
      <style:text-properties style:font-size-complex="12pt" style:language-asian="fr" style:country-asian="FR"/>
    </style:style>
    <style:style style:name="T109" style:parent-style-name="Policepardéfaut" style:family="text">
      <style:text-properties style:font-size-complex="12pt" style:language-asian="fr" style:country-asian="FR"/>
    </style:style>
    <style:style style:name="T110" style:parent-style-name="Policepardéfaut" style:family="text">
      <style:text-properties style:font-size-complex="12pt" style:language-asian="fr" style:country-asian="FR"/>
    </style:style>
    <style:style style:name="T111" style:parent-style-name="Policepardéfaut" style:family="text">
      <style:text-properties style:font-size-complex="12pt" style:language-asian="fr" style:country-asian="FR"/>
    </style:style>
    <style:style style:name="T112" style:parent-style-name="Policepardéfaut" style:family="text">
      <style:text-properties style:font-size-complex="12pt" style:language-asian="fr" style:country-asian="FR"/>
    </style:style>
    <style:style style:name="T113" style:parent-style-name="Policepardéfaut" style:family="text">
      <style:text-properties style:font-size-complex="12pt" style:language-asian="fr" style:country-asian="FR"/>
    </style:style>
    <style:style style:name="T114" style:parent-style-name="Policepardéfaut" style:family="text">
      <style:text-properties style:text-position="super 66.6%" style:font-size-complex="12pt" style:language-asian="fr" style:country-asian="FR"/>
    </style:style>
    <style:style style:name="T115" style:parent-style-name="Policepardéfaut" style:family="text">
      <style:text-properties style:font-size-complex="12pt" style:language-asian="fr" style:country-asian="FR"/>
    </style:style>
    <style:style style:name="T116" style:parent-style-name="Policepardéfaut" style:family="text">
      <style:text-properties style:text-position="super 66.6%" style:font-size-complex="12pt" style:language-asian="fr" style:country-asian="FR"/>
    </style:style>
    <style:style style:name="T117" style:parent-style-name="Policepardéfaut" style:family="text">
      <style:text-properties style:font-size-complex="12pt" style:language-asian="fr" style:country-asian="FR"/>
    </style:style>
    <style:style style:name="T118" style:parent-style-name="Appelnotedebasdep." style:family="text">
      <style:text-properties style:font-size-complex="12pt" style:language-asian="fr" style:country-asian="FR"/>
    </style:style>
    <style:style style:name="T119" style:parent-style-name="Policepardéfaut" style:family="text">
      <style:text-properties style:font-size-complex="12pt" style:language-asian="fr" style:country-asian="FR"/>
    </style:style>
    <style:style style:name="T120" style:parent-style-name="Policepardéfaut" style:family="text">
      <style:text-properties style:font-size-complex="12pt" style:language-asian="fr" style:country-asian="FR"/>
    </style:style>
    <style:style style:name="T121" style:parent-style-name="Policepardéfaut" style:family="text">
      <style:text-properties style:font-size-complex="12pt" style:language-asian="fr" style:country-asian="FR"/>
    </style:style>
    <style:style style:name="T122" style:parent-style-name="Policepardéfaut" style:family="text">
      <style:text-properties style:text-position="super 66.6%" style:font-size-complex="12pt" style:language-asian="fr" style:country-asian="FR"/>
    </style:style>
    <style:style style:name="T123" style:parent-style-name="Policepardéfaut" style:family="text">
      <style:text-properties style:font-size-complex="12pt" style:language-asian="fr" style:country-asian="FR"/>
    </style:style>
    <style:style style:name="T124" style:parent-style-name="Policepardéfaut" style:family="text">
      <style:text-properties style:font-size-complex="12pt" style:language-asian="fr" style:country-asian="FR"/>
    </style:style>
    <style:style style:name="T125" style:parent-style-name="Policepardéfaut" style:family="text">
      <style:text-properties style:language-asian="fr" style:country-asian="FR"/>
    </style:style>
    <style:style style:name="T126" style:parent-style-name="Policepardéfaut" style:family="text">
      <style:text-properties style:text-position="super 66.6%" style:language-asian="fr" style:country-asian="FR"/>
    </style:style>
    <style:style style:name="T127" style:parent-style-name="Policepardéfaut" style:family="text">
      <style:text-properties style:language-asian="fr" style:country-asian="FR"/>
    </style:style>
    <style:style style:name="T128" style:parent-style-name="Policepardéfaut" style:family="text">
      <style:text-properties style:language-asian="fr" style:country-asian="FR"/>
    </style:style>
    <style:style style:name="T129" style:parent-style-name="Policepardéfaut" style:family="text">
      <style:text-properties style:language-asian="fr" style:country-asian="FR"/>
    </style:style>
    <style:style style:name="T130" style:parent-style-name="Policepardéfaut" style:family="text">
      <style:text-properties style:language-asian="fr" style:country-asian="FR"/>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font-size-complex="12pt" style:language-asian="fr" style:country-asian="FR"/>
    </style:style>
    <style:style style:name="T134" style:parent-style-name="Policepardéfaut" style:family="text">
      <style:text-properties style:font-size-complex="12pt" style:language-asian="fr" style:country-asian="FR"/>
    </style:style>
    <style:style style:name="T135" style:parent-style-name="Policepardéfaut" style:family="text">
      <style:text-properties style:font-size-complex="12pt" style:language-asian="fr" style:country-asian="FR"/>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T139" style:parent-style-name="Policepardéfaut" style:family="text">
      <style:text-properties style:font-size-complex="12pt" style:language-asian="fr" style:country-asian="FR"/>
    </style:style>
    <style:style style:name="T140" style:parent-style-name="Policepardéfaut" style:family="text">
      <style:text-properties style:font-size-complex="12pt" style:language-asian="fr" style:country-asian="FR"/>
    </style:style>
    <style:style style:name="T141" style:parent-style-name="Policepardéfaut" style:family="text">
      <style:text-properties style:font-size-complex="12pt" style:language-asian="fr" style:country-asian="FR"/>
    </style:style>
    <style:style style:name="T142" style:parent-style-name="Policepardéfaut" style:family="text">
      <style:text-properties style:font-size-complex="12pt" style:language-asian="fr" style:country-asian="FR"/>
    </style:style>
    <style:style style:name="T143" style:parent-style-name="Policepardéfaut" style:family="text">
      <style:text-properties style:language-asian="fr" style:country-asian="FR"/>
    </style:style>
    <style:style style:name="T144" style:parent-style-name="Policepardéfaut" style:family="text">
      <style:text-properties style:language-asian="fr" style:country-asian="FR"/>
    </style:style>
    <style:style style:name="T145" style:parent-style-name="Policepardéfaut" style:family="text">
      <style:text-properties style:font-size-complex="12pt" style:language-asian="fr" style:country-asian="FR"/>
    </style:style>
    <style:style style:name="T146" style:parent-style-name="Policepardéfaut" style:family="text">
      <style:text-properties style:font-size-complex="12pt" style:language-asian="fr" style:country-asian="FR"/>
    </style:style>
    <style:style style:name="T147" style:parent-style-name="Policepardéfaut" style:family="text">
      <style:text-properties style:font-size-complex="12pt" style:language-asian="fr" style:country-asian="FR"/>
    </style:style>
    <style:style style:name="T148" style:parent-style-name="Policepardéfaut" style:family="text">
      <style:text-properties style:font-size-complex="12pt" style:language-asian="fr" style:country-asian="FR"/>
    </style:style>
    <style:style style:name="T149" style:parent-style-name="Policepardéfaut" style:family="text">
      <style:text-properties style:language-asian="fr" style:country-asian="FR"/>
    </style:style>
    <style:style style:name="T150" style:parent-style-name="Policepardéfaut" style:family="text">
      <style:text-properties style:language-asian="fr" style:country-asian="FR"/>
    </style:style>
    <style:style style:name="T151" style:parent-style-name="Policepardéfaut" style:family="text">
      <style:text-properties style:language-asian="fr" style:country-asian="FR"/>
    </style:style>
    <style:style style:name="T152" style:parent-style-name="Policepardéfaut" style:family="text">
      <style:text-properties fo:font-style="italic" style:font-style-asian="italic" style:language-asian="fr" style:country-asian="FR"/>
    </style:style>
    <style:style style:name="T153" style:parent-style-name="Policepardéfaut" style:family="text">
      <style:text-properties style:language-asian="fr" style:country-asian="FR"/>
    </style:style>
    <style:style style:name="T154" style:parent-style-name="Policepardéfaut" style:family="text">
      <style:text-properties style:language-asian="fr" style:country-asian="FR"/>
    </style:style>
    <style:style style:name="T155" style:parent-style-name="Policepardéfaut" style:family="text">
      <style:text-properties style:language-asian="fr" style:country-asian="FR"/>
    </style:style>
    <style:style style:name="T156" style:parent-style-name="Policepardéfaut" style:family="text">
      <style:text-properties style:language-asian="fr" style:country-asian="FR"/>
    </style:style>
    <style:style style:name="T157" style:parent-style-name="Policepardéfaut" style:family="text">
      <style:text-properties style:language-asian="fr" style:country-asian="FR"/>
    </style:style>
    <style:style style:name="T158" style:parent-style-name="Policepardéfaut" style:family="text">
      <style:text-properties style:language-asian="fr" style:country-asian="FR"/>
    </style:style>
    <style:style style:name="T159" style:parent-style-name="Policepardéfaut" style:family="text">
      <style:text-properties style:language-asian="fr" style:country-asian="FR"/>
    </style:style>
    <style:style style:name="T160" style:parent-style-name="Policepardéfaut" style:family="text">
      <style:text-properties style:language-asian="fr" style:country-asian="FR"/>
    </style:style>
    <style:style style:name="T161" style:parent-style-name="Policepardéfaut" style:family="text">
      <style:text-properties style:language-asian="fr" style:country-asian="FR"/>
    </style:style>
    <style:style style:name="T162" style:parent-style-name="Policepardéfaut" style:family="text">
      <style:text-properties style:font-size-complex="12pt" style:language-asian="fr" style:country-asian="FR"/>
    </style:style>
    <style:style style:name="T163" style:parent-style-name="Policepardéfaut" style:family="text">
      <style:text-properties style:font-size-complex="12pt" style:language-asian="fr" style:country-asian="FR"/>
    </style:style>
    <style:style style:name="T164" style:parent-style-name="Policepardéfaut" style:family="text">
      <style:text-properties style:font-size-complex="12pt" style:language-asian="fr" style:country-asian="FR"/>
    </style:style>
    <style:style style:name="T165" style:parent-style-name="Policepardéfaut" style:family="text">
      <style:text-properties style:language-asian="fr" style:country-asian="FR"/>
    </style:style>
    <style:style style:name="T166" style:parent-style-name="Policepardéfaut" style:family="text">
      <style:text-properties style:language-asian="fr" style:country-asian="FR"/>
    </style:style>
    <style:style style:name="T167" style:parent-style-name="Policepardéfaut" style:family="text">
      <style:text-properties style:language-asian="fr" style:country-asian="FR"/>
    </style:style>
    <style:style style:name="T168" style:parent-style-name="Policepardéfaut" style:family="text">
      <style:text-properties style:language-asian="fr" style:country-asian="FR"/>
    </style:style>
    <style:style style:name="T169" style:parent-style-name="Policepardéfaut" style:family="text">
      <style:text-properties style:text-position="super 66.6%" style:language-asian="fr" style:country-asian="FR"/>
    </style:style>
    <style:style style:name="T170" style:parent-style-name="Policepardéfaut" style:family="text">
      <style:text-properties style:language-asian="fr" style:country-asian="FR"/>
    </style:style>
    <style:style style:name="T171" style:parent-style-name="Policepardéfaut" style:family="text">
      <style:text-properties style:language-asian="fr" style:country-asian="FR"/>
    </style:style>
    <style:style style:name="T172" style:parent-style-name="Policepardéfaut" style:family="text">
      <style:text-properties style:language-asian="fr" style:country-asian="FR"/>
    </style:style>
    <style:style style:name="T173" style:parent-style-name="Policepardéfaut" style:family="text">
      <style:text-properties style:language-asian="fr" style:country-asian="FR"/>
    </style:style>
    <style:style style:name="T174" style:parent-style-name="Policepardéfaut" style:family="text">
      <style:text-properties style:language-asian="fr" style:country-asian="FR"/>
    </style:style>
    <style:style style:name="T175" style:parent-style-name="Policepardéfaut" style:family="text">
      <style:text-properties style:font-size-complex="12pt" style:language-asian="fr" style:country-asian="FR"/>
    </style:style>
    <style:style style:name="T176" style:parent-style-name="Policepardéfaut" style:family="text">
      <style:text-properties style:font-size-complex="12pt" style:language-asian="fr" style:country-asian="FR"/>
    </style:style>
    <style:style style:name="T177" style:parent-style-name="Policepardéfaut" style:family="text">
      <style:text-properties style:font-size-complex="12pt" style:language-asian="fr" style:country-asian="FR"/>
    </style:style>
    <style:style style:name="T178" style:parent-style-name="Policepardéfaut" style:family="text">
      <style:text-properties style:language-asian="fr" style:country-asian="FR"/>
    </style:style>
    <style:style style:name="T179" style:parent-style-name="Policepardéfaut" style:family="text">
      <style:text-properties style:language-asian="fr" style:country-asian="FR"/>
    </style:style>
    <style:style style:name="T180" style:parent-style-name="Policepardéfaut" style:family="text">
      <style:text-properties style:language-asian="fr" style:country-asian="FR"/>
    </style:style>
    <style:style style:name="T181" style:parent-style-name="Policepardéfaut" style:family="text">
      <style:text-properties style:text-position="super 66.6%" style:language-asian="fr" style:country-asian="FR"/>
    </style:style>
    <style:style style:name="T182" style:parent-style-name="Policepardéfaut" style:family="text">
      <style:text-properties style:language-asian="fr" style:country-asian="FR"/>
    </style:style>
    <style:style style:name="T183" style:parent-style-name="Policepardéfaut" style:family="text">
      <style:text-properties style:language-asian="fr" style:country-asian="FR"/>
    </style:style>
    <style:style style:name="T184" style:parent-style-name="Policepardéfaut" style:family="text">
      <style:text-properties style:language-asian="fr" style:country-asian="FR"/>
    </style:style>
    <style:style style:name="T185" style:parent-style-name="Policepardéfaut" style:family="text">
      <style:text-properties style:language-asian="fr" style:country-asian="FR"/>
    </style:style>
    <style:style style:name="T186" style:parent-style-name="Policepardéfaut" style:family="text">
      <style:text-properties style:language-asian="fr" style:country-asian="FR"/>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T189" style:parent-style-name="Policepardéfaut" style:family="text">
      <style:text-properties style:font-size-complex="12pt" style:language-asian="fr" style:country-asian="FR"/>
    </style:style>
    <style:style style:name="T190" style:parent-style-name="Policepardéfaut" style:family="text">
      <style:text-properties style:font-size-complex="12pt" style:language-asian="fr" style:country-asian="FR"/>
    </style:style>
    <style:style style:name="P191" style:parent-style-name="Corpsdetexte" style:family="paragraph">
      <style:text-properties style:language-asian="fr" style:country-asian="FR"/>
    </style:style>
    <style:style style:name="T192" style:parent-style-name="Policepardéfaut" style:family="text">
      <style:text-properties style:language-asian="fr" style:country-asian="FR"/>
    </style:style>
    <style:style style:name="T193" style:parent-style-name="Policepardéfaut" style:family="text">
      <style:text-properties style:language-asian="fr" style:country-asian="FR"/>
    </style:style>
    <style:style style:name="T194" style:parent-style-name="Policepardéfaut" style:family="text">
      <style:text-properties style:language-asian="fr" style:country-asian="FR"/>
    </style:style>
    <style:style style:name="T195" style:parent-style-name="Policepardéfaut" style:family="text">
      <style:text-properties style:language-asian="fr" style:country-asian="FR"/>
    </style:style>
    <style:style style:name="T196" style:parent-style-name="Policepardéfaut" style:family="text">
      <style:text-properties style:language-asian="fr" style:country-asian="FR"/>
    </style:style>
    <style:style style:name="T197" style:parent-style-name="Policepardéfaut" style:family="text">
      <style:text-properties style:language-asian="fr" style:country-asian="FR"/>
    </style:style>
    <style:style style:name="T198" style:parent-style-name="Policepardéfaut" style:family="text">
      <style:text-properties style:language-asian="fr" style:country-asian="FR"/>
    </style:style>
    <style:style style:name="T199" style:parent-style-name="Policepardéfaut" style:family="text">
      <style:text-properties style:language-asian="fr" style:country-asian="FR"/>
    </style:style>
    <style:style style:name="T200" style:parent-style-name="Policepardéfaut" style:family="text">
      <style:text-properties style:language-asian="fr" style:country-asian="FR"/>
    </style:style>
    <style:style style:name="T201" style:parent-style-name="Policepardéfaut" style:family="text">
      <style:text-properties style:language-asian="fr" style:country-asian="FR"/>
    </style:style>
    <style:style style:name="T202" style:parent-style-name="Policepardéfaut" style:family="text">
      <style:text-properties style:language-asian="fr" style:country-asian="FR"/>
    </style:style>
    <style:style style:name="T203" style:parent-style-name="Policepardéfaut" style:family="text">
      <style:text-properties style:language-asian="fr" style:country-asian="FR"/>
    </style:style>
    <style:style style:name="T204" style:parent-style-name="Policepardéfaut" style:family="text">
      <style:text-properties style:font-size-complex="12pt" style:language-asian="fr" style:country-asian="FR"/>
    </style:style>
    <style:style style:name="T205" style:parent-style-name="Policepardéfaut" style:family="text">
      <style:text-properties style:font-size-complex="12pt" style:language-asian="fr" style:country-asian="FR"/>
    </style:style>
    <style:style style:name="T206" style:parent-style-name="Policepardéfaut" style:family="text">
      <style:text-properties style:font-size-complex="12pt" style:language-asian="fr" style:country-asian="FR"/>
    </style:style>
    <style:style style:name="T207" style:parent-style-name="Policepardéfaut" style:family="text">
      <style:text-properties style:language-asian="fr" style:country-asian="FR"/>
    </style:style>
    <style:style style:name="T208" style:parent-style-name="Policepardéfaut" style:family="text">
      <style:text-properties style:language-asian="fr" style:country-asian="FR"/>
    </style:style>
    <style:style style:name="T209" style:parent-style-name="Policepardéfaut" style:family="text">
      <style:text-properties style:language-asian="fr" style:country-asian="FR"/>
    </style:style>
    <style:style style:name="T210" style:parent-style-name="Policepardéfaut" style:family="text">
      <style:text-properties style:language-asian="fr" style:country-asian="FR"/>
    </style:style>
    <style:style style:name="T211" style:parent-style-name="Policepardéfaut" style:family="text">
      <style:text-properties style:language-asian="fr" style:country-asian="FR"/>
    </style:style>
    <style:style style:name="T212" style:parent-style-name="Policepardéfaut" style:family="text">
      <style:text-properties style:language-asian="fr" style:country-asian="FR"/>
    </style:style>
    <style:style style:name="T213" style:parent-style-name="Policepardéfaut" style:family="text">
      <style:text-properties style:language-asian="fr" style:country-asian="FR"/>
    </style:style>
    <style:style style:name="T214" style:parent-style-name="Policepardéfaut" style:family="text">
      <style:text-properties style:language-asian="fr" style:country-asian="FR"/>
    </style:style>
    <style:style style:name="T215" style:parent-style-name="Policepardéfaut" style:family="text">
      <style:text-properties style:language-asian="fr" style:country-asian="FR"/>
    </style:style>
    <style:style style:name="T216" style:parent-style-name="Policepardéfaut" style:family="text">
      <style:text-properties style:language-asian="fr" style:country-asian="FR"/>
    </style:style>
    <style:style style:name="T217" style:parent-style-name="Policepardéfaut" style:family="text">
      <style:text-properties style:language-asian="fr" style:country-asian="FR"/>
    </style:style>
    <style:style style:name="T218" style:parent-style-name="Policepardéfaut" style:family="text">
      <style:text-properties style:language-asian="fr" style:country-asian="FR"/>
    </style:style>
    <style:style style:name="T219" style:parent-style-name="Policepardéfaut" style:family="text">
      <style:text-properties style:language-asian="fr" style:country-asian="FR"/>
    </style:style>
    <style:style style:name="T220" style:parent-style-name="Policepardéfaut" style:family="text">
      <style:text-properties style:language-asian="fr" style:country-asian="FR"/>
    </style:style>
    <style:style style:name="T221" style:parent-style-name="Policepardéfaut" style:family="text">
      <style:text-properties style:language-asian="fr" style:country-asian="FR"/>
    </style:style>
    <style:style style:name="T222" style:parent-style-name="Policepardéfaut" style:family="text">
      <style:text-properties style:language-asian="fr" style:country-asian="FR"/>
    </style:style>
    <style:style style:name="T223" style:parent-style-name="Policepardéfaut" style:family="text">
      <style:text-properties style:language-asian="fr" style:country-asian="FR"/>
    </style:style>
    <style:style style:name="T224" style:parent-style-name="Policepardéfaut" style:family="text">
      <style:text-properties style:language-asian="fr" style:country-asian="FR"/>
    </style:style>
    <style:style style:name="T225" style:parent-style-name="Policepardéfaut" style:family="text">
      <style:text-properties style:font-size-complex="12pt" style:language-asian="fr" style:country-asian="FR"/>
    </style:style>
    <style:style style:name="T226" style:parent-style-name="Policepardéfaut" style:family="text">
      <style:text-properties style:font-size-complex="12pt" style:language-asian="fr" style:country-asian="FR"/>
    </style:style>
    <style:style style:name="T227" style:parent-style-name="Policepardéfaut" style:family="text">
      <style:text-properties style:font-size-complex="12pt" style:language-asian="fr" style:country-asian="FR"/>
    </style:style>
    <style:style style:name="T228" style:parent-style-name="Policepardéfaut" style:family="text">
      <style:text-properties style:font-size-complex="12pt" style:language-asian="fr" style:country-asian="FR"/>
    </style:style>
    <style:style style:name="T229" style:parent-style-name="Policepardéfaut" style:family="text">
      <style:text-properties style:font-size-complex="12pt" style:language-asian="fr" style:country-asian="FR"/>
    </style:style>
    <style:style style:name="T230" style:parent-style-name="Policepardéfaut" style:family="text">
      <style:text-properties style:font-size-complex="12pt" style:language-asian="fr" style:country-asian="FR"/>
    </style:style>
    <style:style style:name="T231" style:parent-style-name="Policepardéfaut" style:family="text">
      <style:text-properties style:font-size-complex="12pt"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style:language-asian="fr" style:country-asian="FR"/>
    </style:style>
    <style:style style:name="T234" style:parent-style-name="Policepardéfaut" style:family="text">
      <style:text-properties style:language-asian="fr" style:country-asian="FR"/>
    </style:style>
    <style:style style:name="T235" style:parent-style-name="Policepardéfaut" style:family="text">
      <style:text-properties style:language-asian="fr" style:country-asian="FR"/>
    </style:style>
    <style:style style:name="T236" style:parent-style-name="Policepardéfaut" style:family="text">
      <style:text-properties style:language-asian="fr" style:country-asian="FR"/>
    </style:style>
    <style:style style:name="T237" style:parent-style-name="Policepardéfaut" style:family="text">
      <style:text-properties style:language-asian="fr" style:country-asian="FR"/>
    </style:style>
    <style:style style:name="T238" style:parent-style-name="Policepardéfaut" style:family="text">
      <style:text-properties style:language-asian="fr" style:country-asian="FR"/>
    </style:style>
    <style:style style:name="T239" style:parent-style-name="Policepardéfaut" style:family="text">
      <style:text-properties style:font-size-complex="12pt" style:language-asian="fr" style:country-asian="FR"/>
    </style:style>
    <style:style style:name="T240" style:parent-style-name="Policepardéfaut" style:family="text">
      <style:text-properties style:font-size-complex="12pt" style:language-asian="fr" style:country-asian="FR"/>
    </style:style>
    <style:style style:name="P241" style:parent-style-name="Corpsdetexte" style:family="paragraph">
      <style:text-properties style:language-asian="fr" style:country-asian="FR"/>
    </style:style>
    <style:style style:name="T242" style:parent-style-name="Policepardéfaut" style:family="text">
      <style:text-properties style:language-asian="fr" style:country-asian="FR"/>
    </style:style>
    <style:style style:name="T243" style:parent-style-name="Policepardéfaut" style:family="text">
      <style:text-properties fo:font-style="normal" style:font-style-asian="normal" fo:font-variant="small-caps" style:language-asian="fr" style:country-asian="FR"/>
    </style:style>
    <style:style style:name="T244" style:parent-style-name="Policepardéfaut" style:family="text">
      <style:text-properties style:language-asian="fr" style:country-asian="FR"/>
    </style:style>
    <style:style style:name="T245" style:parent-style-name="Policepardéfaut" style:family="text">
      <style:text-properties fo:font-size="12pt" style:font-size-asian="12pt" style:language-asian="fr" style:country-asian="FR"/>
    </style:style>
    <style:style style:name="T246" style:parent-style-name="Policepardéfaut" style:family="text">
      <style:text-properties fo:font-style="normal" style:font-style-asian="normal" fo:font-variant="small-caps" fo:font-size="12pt" style:font-size-asian="12pt" style:language-asian="fr" style:country-asian="FR"/>
    </style:style>
    <style:style style:name="T247" style:parent-style-name="Policepardéfaut" style:family="text">
      <style:text-properties fo:font-size="12pt" style:font-size-asian="12pt" style:language-asian="fr" style:country-asian="FR"/>
    </style:style>
    <style:style style:name="P248" style:parent-style-name="Corpsdetexte" style:family="paragraph">
      <style:text-properties style:language-asian="fr" style:country-asian="FR"/>
    </style:style>
    <style:style style:name="T249" style:parent-style-name="Policepardéfaut" style:family="text">
      <style:text-properties style:language-asian="fr" style:country-asian="FR"/>
    </style:style>
    <style:style style:name="T250" style:parent-style-name="Policepardéfaut" style:family="text">
      <style:text-properties style:language-asian="fr" style:country-asian="FR"/>
    </style:style>
    <style:style style:name="T251" style:parent-style-name="Policepardéfaut" style:family="text">
      <style:text-properties style:language-asian="fr" style:country-asian="FR"/>
    </style:style>
    <style:style style:name="T252" style:parent-style-name="Policepardéfaut" style:family="text">
      <style:text-properties style:text-position="super 66.6%" style:language-asian="fr" style:country-asian="FR"/>
    </style:style>
    <style:style style:name="T253" style:parent-style-name="Policepardéfaut" style:family="text">
      <style:text-properties style:language-asian="fr" style:country-asian="FR"/>
    </style:style>
    <style:style style:name="T254" style:parent-style-name="Policepardéfaut" style:family="text">
      <style:text-properties style:text-position="super 66.6%" style:language-asian="fr" style:country-asian="FR"/>
    </style:style>
    <style:style style:name="T255" style:parent-style-name="Policepardéfaut" style:family="text">
      <style:text-properties style:language-asian="fr" style:country-asian="FR"/>
    </style:style>
    <style:style style:name="T256" style:parent-style-name="Policepardéfaut" style:family="text">
      <style:text-properties style:font-size-complex="12pt" style:language-asian="fr" style:country-asian="FR"/>
    </style:style>
    <style:style style:name="T257" style:parent-style-name="Policepardéfaut" style:family="text">
      <style:text-properties style:font-size-complex="12pt" style:language-asian="fr" style:country-asian="FR"/>
    </style:style>
    <style:style style:name="T258" style:parent-style-name="Policepardéfaut" style:family="text">
      <style:text-properties style:font-size-complex="12pt" style:language-asian="fr" style:country-asian="FR"/>
    </style:style>
    <style:style style:name="T259" style:parent-style-name="Policepardéfaut" style:family="text">
      <style:text-properties style:font-size-complex="12pt" style:language-asian="fr" style:country-asian="FR"/>
    </style:style>
    <style:style style:name="T260" style:parent-style-name="Policepardéfaut" style:family="text">
      <style:text-properties style:font-size-complex="12pt" style:language-asian="fr" style:country-asian="FR"/>
    </style:style>
    <style:style style:name="T261" style:parent-style-name="Policepardéfaut" style:family="text">
      <style:text-properties fo:color="#708090" style:font-size-complex="12pt" style:language-asian="fr" style:country-asian="FR"/>
    </style:style>
    <style:style style:name="P262" style:parent-style-name="quote.l" style:family="paragraph">
      <style:text-properties style:language-asian="fr" style:country-asian="FR"/>
    </style:style>
    <style:style style:name="P263" style:parent-style-name="Corpsdetexte" style:family="paragraph">
      <style:text-properties style:language-asian="fr" style:country-asian="FR"/>
    </style:style>
    <style:style style:name="P264" style:parent-style-name="Corpsdetexte" style:family="paragraph">
      <style:text-properties style:language-asian="fr" style:country-asian="FR"/>
    </style:style>
    <style:style style:name="P265"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266" style:parent-style-name="l" style:family="paragraph">
      <style:paragraph-properties fo:border="0.0069in solid #000000" fo:padding-top="0.0138in" fo:padding-left="0.0555in" fo:padding-bottom="0.0138in" fo:padding-right="0.0555in" style:shadow="none"/>
    </style:style>
    <style:style style:name="P267" style:parent-style-name="l" style:family="paragraph">
      <style:paragraph-properties fo:border="0.0069in solid #000000" fo:padding-top="0.0138in" fo:padding-left="0.0555in" fo:padding-bottom="0.0138in" fo:padding-right="0.0555in" style:shadow="none"/>
    </style:style>
    <style:style style:name="P268" style:parent-style-name="l" style:family="paragraph">
      <style:paragraph-properties fo:border="0.0069in solid #000000" fo:padding-top="0.0138in" fo:padding-left="0.0555in" fo:padding-bottom="0.0138in" fo:padding-right="0.0555in" style:shadow="none"/>
    </style:style>
    <style:style style:name="P269" style:parent-style-name="l" style:family="paragraph">
      <style:paragraph-properties fo:border="0.0069in solid #000000" fo:padding-top="0.0138in" fo:padding-left="0.0555in" fo:padding-bottom="0.0138in" fo:padding-right="0.0555in" style:shadow="none"/>
    </style:style>
    <style:style style:name="P270" style:parent-style-name="l" style:family="paragraph">
      <style:paragraph-properties fo:border="0.0069in solid #000000" fo:padding-top="0.0138in" fo:padding-left="0.0555in" fo:padding-bottom="0.0138in" fo:padding-right="0.0555in" style:shadow="none"/>
    </style:style>
    <style:style style:name="P271" style:parent-style-name="l" style:family="paragraph">
      <style:paragraph-properties fo:border="0.0069in solid #000000" fo:padding-top="0.0138in" fo:padding-left="0.0555in" fo:padding-bottom="0.0138in" fo:padding-right="0.0555in" style:shadow="none"/>
    </style:style>
    <style:style style:name="P272" style:parent-style-name="l" style:family="paragraph">
      <style:paragraph-properties fo:border="0.0069in solid #000000" fo:padding-top="0.0138in" fo:padding-left="0.0555in" fo:padding-bottom="0.0138in" fo:padding-right="0.0555in" style:shadow="none"/>
    </style:style>
    <style:style style:name="T273" style:parent-style-name="Policepardéfaut" style:family="text">
      <style:text-properties style:language-asian="fr" style:country-asian="FR"/>
    </style:style>
    <style:style style:name="T274" style:parent-style-name="Policepardéfaut" style:family="text">
      <style:text-properties style:language-asian="fr" style:country-asian="FR"/>
    </style:style>
    <style:style style:name="T275" style:parent-style-name="Policepardéfaut" style:family="text">
      <style:text-properties style:language-asian="fr" style:country-asian="FR"/>
    </style:style>
    <style:style style:name="T276" style:parent-style-name="Policepardéfaut" style:family="text">
      <style:text-properties style:font-size-complex="12pt" style:language-asian="fr" style:country-asian="FR"/>
    </style:style>
    <style:style style:name="T277" style:parent-style-name="Policepardéfaut" style:family="text">
      <style:text-properties style:font-size-complex="12pt" style:language-asian="fr" style:country-asian="FR"/>
    </style:style>
    <style:style style:name="P278"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279" style:parent-style-name="l" style:family="paragraph">
      <style:paragraph-properties fo:border="0.0069in solid #000000" fo:padding-top="0.0138in" fo:padding-left="0.0555in" fo:padding-bottom="0.0138in" fo:padding-right="0.0555in" style:shadow="none"/>
    </style:style>
    <style:style style:name="P280" style:parent-style-name="l" style:family="paragraph">
      <style:paragraph-properties fo:border="0.0069in solid #000000" fo:padding-top="0.0138in" fo:padding-left="0.0555in" fo:padding-bottom="0.0138in" fo:padding-right="0.0555in" style:shadow="none"/>
    </style:style>
    <style:style style:name="P281"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282" style:parent-style-name="l" style:family="paragraph">
      <style:paragraph-properties fo:border="0.0069in solid #000000" fo:padding-top="0.0138in" fo:padding-left="0.0555in" fo:padding-bottom="0.0138in" fo:padding-right="0.0555in" style:shadow="none"/>
    </style:style>
    <style:style style:name="P283"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284" style:parent-style-name="l" style:family="paragraph">
      <style:paragraph-properties fo:border="0.0069in solid #000000" fo:padding-top="0.0138in" fo:padding-left="0.0555in" fo:padding-bottom="0.0138in" fo:padding-right="0.0555in" style:shadow="none"/>
    </style:style>
    <style:style style:name="P285"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286" style:parent-style-name="l" style:family="paragraph">
      <style:paragraph-properties fo:border="0.0069in solid #000000" fo:padding-top="0.0138in" fo:padding-left="0.0555in" fo:padding-bottom="0.0138in" fo:padding-right="0.0555in" style:shadow="none"/>
    </style:style>
    <style:style style:name="T287" style:parent-style-name="Policepardéfaut" style:family="text">
      <style:text-properties style:language-asian="fr" style:country-asian="FR"/>
    </style:style>
    <style:style style:name="T288" style:parent-style-name="Policepardéfaut" style:family="text">
      <style:text-properties style:language-asian="fr" style:country-asian="FR"/>
    </style:style>
    <style:style style:name="T289" style:parent-style-name="Policepardéfaut" style:family="text">
      <style:text-properties fo:font-style="italic" style:font-style-asian="italic" style:language-asian="fr" style:country-asian="FR"/>
    </style:style>
    <style:style style:name="T290" style:parent-style-name="Policepardéfaut" style:family="text">
      <style:text-properties style:language-asian="fr" style:country-asian="FR"/>
    </style:style>
    <style:style style:name="T291" style:parent-style-name="Policepardéfaut" style:family="text">
      <style:text-properties style:language-asian="fr" style:country-asian="FR"/>
    </style:style>
    <style:style style:name="P292"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293" style:parent-style-name="quote.l" style:family="paragraph">
      <style:paragraph-properties fo:border="0.0069in solid #000000" fo:padding-top="0.0138in" fo:padding-left="0.0555in" fo:padding-bottom="0.0138in" fo:padding-right="0.0555in" style:shadow="none"/>
      <style:text-properties style:language-asian="fr" style:country-asian="FR"/>
    </style:style>
    <style:style style:name="P294" style:parent-style-name="quote.l" style:family="paragraph">
      <style:paragraph-properties fo:border="0.0069in solid #000000" fo:padding-top="0.0138in" fo:padding-left="0.0555in" fo:padding-bottom="0.0138in" fo:padding-right="0.0555in" style:shadow="none"/>
      <style:text-properties style:language-asian="fr" style:country-asian="FR"/>
    </style:style>
    <style:style style:name="P295" style:parent-style-name="Corpsdetexte" style:family="paragraph">
      <style:text-properties style:language-asian="fr" style:country-asian="FR"/>
    </style:style>
    <style:style style:name="P296" style:parent-style-name="quote.l" style:family="paragraph">
      <style:text-properties style:language-asian="fr" style:country-asian="FR"/>
    </style:style>
    <style:style style:name="P297" style:parent-style-name="noindent" style:family="paragraph">
      <style:text-properties style:language-asian="fr" style:country-asian="FR"/>
    </style:style>
    <style:style style:name="P298" style:parent-style-name="label" style:family="paragraph">
      <style:paragraph-properties fo:border="0.0069in solid #000000" fo:padding-top="0.0138in" fo:padding-left="0.0555in" fo:padding-bottom="0.0138in" fo:padding-right="0.0555in" style:shadow="none"/>
    </style:style>
    <style:style style:name="T299" style:parent-style-name="Policepardéfaut" style:family="text">
      <style:text-properties style:language-asian="fr" style:country-asian="FR"/>
    </style:style>
    <style:style style:name="P300" style:parent-style-name="l" style:family="paragraph">
      <style:paragraph-properties fo:border="0.0069in solid #000000" fo:padding-top="0.0138in" fo:padding-left="0.0555in" fo:padding-bottom="0.0138in" fo:padding-right="0.0555in" style:shadow="none"/>
    </style:style>
    <style:style style:name="P301" style:parent-style-name="l" style:family="paragraph">
      <style:paragraph-properties fo:border="0.0069in solid #000000" fo:padding-top="0.0138in" fo:padding-left="0.0555in" fo:padding-bottom="0.0138in" fo:padding-right="0.0555in" style:shadow="none"/>
      <style:text-properties style:language-asian="fr" style:country-asian="FR"/>
    </style:style>
    <style:style style:name="P302" style:parent-style-name="Corpsdetexte" style:family="paragraph">
      <style:text-properties style:language-asian="fr" style:country-asian="FR"/>
    </style:style>
    <style:style style:name="P303" style:parent-style-name="quote.l" style:family="paragraph">
      <style:text-properties style:language-asian="fr" style:country-asian="FR"/>
    </style:style>
    <style:style style:name="P304" style:parent-style-name="quote.l" style:family="paragraph">
      <style:text-properties style:language-asian="fr" style:country-asian="FR"/>
    </style:style>
    <style:style style:name="P305" style:parent-style-name="Corpsdetexte" style:family="paragraph">
      <style:text-properties style:language-asian="fr" style:country-asian="FR"/>
    </style:style>
    <style:style style:name="P306" style:parent-style-name="quote.l" style:family="paragraph">
      <style:text-properties style:language-asian="fr" style:country-asian="FR"/>
    </style:style>
    <style:style style:name="P307" style:parent-style-name="quote.l" style:family="paragraph">
      <style:text-properties style:language-asian="fr" style:country-asian="FR"/>
    </style:style>
    <style:style style:name="P308" style:parent-style-name="quote.l" style:family="paragraph">
      <style:text-properties style:language-asian="fr" style:country-asian="FR"/>
    </style:style>
    <style:style style:name="P309" style:parent-style-name="quote.l" style:family="paragraph">
      <style:text-properties style:language-asian="fr" style:country-asian="FR"/>
    </style:style>
    <style:style style:name="P310" style:parent-style-name="Corpsdetexte" style:family="paragraph">
      <style:text-properties style:language-asian="fr" style:country-asian="FR"/>
    </style:style>
    <style:style style:name="P311"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12" style:parent-style-name="l" style:family="paragraph">
      <style:paragraph-properties fo:border="0.0069in solid #000000" fo:padding-top="0.0138in" fo:padding-left="0.0555in" fo:padding-bottom="0.0138in" fo:padding-right="0.0555in" style:shadow="none"/>
    </style:style>
    <style:style style:name="P313" style:parent-style-name="l" style:family="paragraph">
      <style:paragraph-properties fo:border="0.0069in solid #000000" fo:padding-top="0.0138in" fo:padding-left="0.0555in" fo:padding-bottom="0.0138in" fo:padding-right="0.0555in" style:shadow="none"/>
    </style:style>
    <style:style style:name="P314"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15" style:parent-style-name="l" style:family="paragraph">
      <style:paragraph-properties fo:border="0.0069in solid #000000" fo:padding-top="0.0138in" fo:padding-left="0.0555in" fo:padding-bottom="0.0138in" fo:padding-right="0.0555in" style:shadow="none"/>
    </style:style>
    <style:style style:name="P316" style:parent-style-name="l" style:family="paragraph">
      <style:paragraph-properties fo:border="0.0069in solid #000000" fo:padding-top="0.0138in" fo:padding-left="0.0555in" fo:padding-bottom="0.0138in" fo:padding-right="0.0555in" style:shadow="none"/>
    </style:style>
    <style:style style:name="P317" style:parent-style-name="l" style:family="paragraph">
      <style:paragraph-properties fo:border="0.0069in solid #000000" fo:padding-top="0.0138in" fo:padding-left="0.0555in" fo:padding-bottom="0.0138in" fo:padding-right="0.0555in" style:shadow="none"/>
    </style:style>
    <style:style style:name="P318" style:parent-style-name="l" style:family="paragraph">
      <style:paragraph-properties fo:border="0.0069in solid #000000" fo:padding-top="0.0138in" fo:padding-left="0.0555in" fo:padding-bottom="0.0138in" fo:padding-right="0.0555in" style:shadow="none"/>
    </style:style>
    <style:style style:name="P319" style:parent-style-name="l" style:family="paragraph">
      <style:paragraph-properties fo:border="0.0069in solid #000000" fo:padding-top="0.0138in" fo:padding-left="0.0555in" fo:padding-bottom="0.0138in" fo:padding-right="0.0555in" style:shadow="none"/>
    </style:style>
    <style:style style:name="P320" style:parent-style-name="l" style:family="paragraph">
      <style:paragraph-properties fo:border="0.0069in solid #000000" fo:padding-top="0.0138in" fo:padding-left="0.0555in" fo:padding-bottom="0.0138in" fo:padding-right="0.0555in" style:shadow="none"/>
    </style:style>
    <style:style style:name="P321" style:parent-style-name="l" style:family="paragraph">
      <style:paragraph-properties fo:border="0.0069in solid #000000" fo:padding-top="0.0138in" fo:padding-left="0.0555in" fo:padding-bottom="0.0138in" fo:padding-right="0.0555in" style:shadow="none"/>
    </style:style>
    <style:style style:name="P322"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23" style:parent-style-name="l" style:family="paragraph">
      <style:paragraph-properties fo:border="0.0069in solid #000000" fo:padding-top="0.0138in" fo:padding-left="0.0555in" fo:padding-bottom="0.0138in" fo:padding-right="0.0555in" style:shadow="none"/>
    </style:style>
    <style:style style:name="P324" style:parent-style-name="l" style:family="paragraph">
      <style:paragraph-properties fo:border="0.0069in solid #000000" fo:padding-top="0.0138in" fo:padding-left="0.0555in" fo:padding-bottom="0.0138in" fo:padding-right="0.0555in" style:shadow="none"/>
    </style:style>
    <style:style style:name="P325" style:parent-style-name="Corpsdetexte" style:family="paragraph">
      <style:text-properties style:language-asian="fr" style:country-asian="FR"/>
    </style:style>
    <style:style style:name="P326"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27" style:parent-style-name="l" style:family="paragraph">
      <style:paragraph-properties fo:border="0.0069in solid #000000" fo:padding-top="0.0138in" fo:padding-left="0.0555in" fo:padding-bottom="0.0138in" fo:padding-right="0.0555in" style:shadow="none"/>
    </style:style>
    <style:style style:name="P328" style:parent-style-name="quote.l" style:family="paragraph">
      <style:paragraph-properties fo:border="0.0069in solid #000000" fo:padding-top="0.0138in" fo:padding-left="0.0555in" fo:padding-bottom="0.0138in" fo:padding-right="0.0555in" style:shadow="none"/>
      <style:text-properties style:language-asian="fr" style:country-asian="FR"/>
    </style:style>
    <style:style style:name="P329" style:parent-style-name="quote.l" style:family="paragraph">
      <style:paragraph-properties fo:border="0.0069in solid #000000" fo:padding-top="0.0138in" fo:padding-left="0.0555in" fo:padding-bottom="0.0138in" fo:padding-right="0.0555in" style:shadow="none"/>
      <style:text-properties style:language-asian="fr" style:country-asian="FR"/>
    </style:style>
    <style:style style:name="P330"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31" style:parent-style-name="l" style:family="paragraph">
      <style:paragraph-properties fo:border="0.0069in solid #000000" fo:padding-top="0.0138in" fo:padding-left="0.0555in" fo:padding-bottom="0.0138in" fo:padding-right="0.0555in" style:shadow="none"/>
    </style:style>
    <style:style style:name="P332"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33" style:parent-style-name="l" style:family="paragraph">
      <style:paragraph-properties fo:border="0.0069in solid #000000" fo:padding-top="0.0138in" fo:padding-left="0.0555in" fo:padding-bottom="0.0138in" fo:padding-right="0.0555in" style:shadow="none"/>
    </style:style>
    <style:style style:name="P334" style:parent-style-name="l" style:family="paragraph">
      <style:paragraph-properties fo:border="0.0069in solid #000000" fo:padding-top="0.0138in" fo:padding-left="0.0555in" fo:padding-bottom="0.0138in" fo:padding-right="0.0555in" style:shadow="none"/>
    </style:style>
    <style:style style:name="P335"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36" style:parent-style-name="l" style:family="paragraph">
      <style:paragraph-properties fo:border="0.0069in solid #000000" fo:padding-top="0.0138in" fo:padding-left="0.0555in" fo:padding-bottom="0.0138in" fo:padding-right="0.0555in" style:shadow="none"/>
    </style:style>
    <style:style style:name="P337" style:parent-style-name="l" style:family="paragraph">
      <style:paragraph-properties fo:border="0.0069in solid #000000" fo:padding-top="0.0138in" fo:padding-left="0.0555in" fo:padding-bottom="0.0138in" fo:padding-right="0.0555in" style:shadow="none"/>
    </style:style>
    <style:style style:name="P338"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39" style:parent-style-name="l" style:family="paragraph">
      <style:paragraph-properties fo:border="0.0069in solid #000000" fo:padding-top="0.0138in" fo:padding-left="0.0555in" fo:padding-bottom="0.0138in" fo:padding-right="0.0555in" style:shadow="none"/>
    </style:style>
    <style:style style:name="P340" style:parent-style-name="l" style:family="paragraph">
      <style:paragraph-properties fo:border="0.0069in solid #000000" fo:padding-top="0.0138in" fo:padding-left="0.0555in" fo:padding-bottom="0.0138in" fo:padding-right="0.0555in" style:shadow="none"/>
    </style:style>
    <style:style style:name="P341" style:parent-style-name="l" style:family="paragraph">
      <style:paragraph-properties fo:border="0.0069in solid #000000" fo:padding-top="0.0138in" fo:padding-left="0.0555in" fo:padding-bottom="0.0138in" fo:padding-right="0.0555in" style:shadow="none"/>
      <style:text-properties style:language-asian="fr" style:country-asian="FR"/>
    </style:style>
    <style:style style:name="P342" style:parent-style-name="l" style:family="paragraph">
      <style:paragraph-properties fo:border="0.0069in solid #000000" fo:padding-top="0.0138in" fo:padding-left="0.0555in" fo:padding-bottom="0.0138in" fo:padding-right="0.0555in" style:shadow="none"/>
      <style:text-properties style:language-asian="fr" style:country-asian="FR"/>
    </style:style>
    <style:style style:name="P343" style:parent-style-name="stage" style:family="paragraph">
      <style:paragraph-properties fo:border="0.0069in solid #000000" fo:padding-top="0.0138in" fo:padding-left="0.0555in" fo:padding-bottom="0.0138in" fo:padding-right="0.0555in" style:shadow="none"/>
      <style:text-properties style:language-asian="fr" style:country-asian="FR"/>
    </style:style>
    <style:style style:name="P344"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45" style:parent-style-name="l" style:family="paragraph">
      <style:paragraph-properties fo:border="0.0069in solid #000000" fo:padding-top="0.0138in" fo:padding-left="0.0555in" fo:padding-bottom="0.0138in" fo:padding-right="0.0555in" style:shadow="none"/>
    </style:style>
    <style:style style:name="P346" style:parent-style-name="l" style:family="paragraph">
      <style:paragraph-properties fo:border="0.0069in solid #000000" fo:padding-top="0.0138in" fo:padding-left="0.0555in" fo:padding-bottom="0.0138in" fo:padding-right="0.0555in" style:shadow="none"/>
    </style:style>
    <style:style style:name="P347" style:parent-style-name="l" style:family="paragraph">
      <style:paragraph-properties fo:border="0.0069in solid #000000" fo:padding-top="0.0138in" fo:padding-left="0.0555in" fo:padding-bottom="0.0138in" fo:padding-right="0.0555in" style:shadow="none"/>
    </style:style>
    <style:style style:name="P348" style:parent-style-name="l" style:family="paragraph">
      <style:paragraph-properties fo:border="0.0069in solid #000000" fo:padding-top="0.0138in" fo:padding-left="0.0555in" fo:padding-bottom="0.0138in" fo:padding-right="0.0555in" style:shadow="none"/>
    </style:style>
    <style:style style:name="P349" style:parent-style-name="l" style:family="paragraph">
      <style:paragraph-properties fo:border="0.0069in solid #000000" fo:padding-top="0.0138in" fo:padding-left="0.0555in" fo:padding-bottom="0.0138in" fo:padding-right="0.0555in" style:shadow="none"/>
    </style:style>
    <style:style style:name="P350" style:parent-style-name="l" style:family="paragraph">
      <style:paragraph-properties fo:border="0.0069in solid #000000" fo:padding-top="0.0138in" fo:padding-left="0.0555in" fo:padding-bottom="0.0138in" fo:padding-right="0.0555in" style:shadow="none"/>
    </style:style>
    <style:style style:name="P351" style:parent-style-name="l" style:family="paragraph">
      <style:paragraph-properties fo:border="0.0069in solid #000000" fo:padding-top="0.0138in" fo:padding-left="0.0555in" fo:padding-bottom="0.0138in" fo:padding-right="0.0555in" style:shadow="none"/>
    </style:style>
    <style:style style:name="P352"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353" style:parent-style-name="l" style:family="paragraph">
      <style:paragraph-properties fo:border="0.0069in solid #000000" fo:padding-top="0.0138in" fo:padding-left="0.0555in" fo:padding-bottom="0.0138in" fo:padding-right="0.0555in" style:shadow="none"/>
    </style:style>
    <style:style style:name="P354" style:parent-style-name="l" style:family="paragraph">
      <style:paragraph-properties fo:border="0.0069in solid #000000" fo:padding-top="0.0138in" fo:padding-left="0.0555in" fo:padding-bottom="0.0138in" fo:padding-right="0.0555in" style:shadow="none"/>
    </style:style>
    <style:style style:name="P355" style:parent-style-name="l" style:family="paragraph">
      <style:paragraph-properties fo:border="0.0069in solid #000000" fo:padding-top="0.0138in" fo:padding-left="0.0555in" fo:padding-bottom="0.0138in" fo:padding-right="0.0555in" style:shadow="none"/>
    </style:style>
    <style:style style:name="P356" style:parent-style-name="l" style:family="paragraph">
      <style:paragraph-properties fo:border="0.0069in solid #000000" fo:padding-top="0.0138in" fo:padding-left="0.0555in" fo:padding-bottom="0.0138in" fo:padding-right="0.0555in" style:shadow="none"/>
    </style:style>
    <style:style style:name="P357" style:parent-style-name="l" style:family="paragraph">
      <style:paragraph-properties fo:border="0.0069in solid #000000" fo:padding-top="0.0138in" fo:padding-left="0.0555in" fo:padding-bottom="0.0138in" fo:padding-right="0.0555in" style:shadow="none"/>
    </style:style>
    <style:style style:name="P358" style:parent-style-name="l" style:family="paragraph">
      <style:paragraph-properties fo:border="0.0069in solid #000000" fo:padding-top="0.0138in" fo:padding-left="0.0555in" fo:padding-bottom="0.0138in" fo:padding-right="0.0555in" style:shadow="none"/>
    </style:style>
    <style:style style:name="P359" style:parent-style-name="l" style:family="paragraph">
      <style:paragraph-properties fo:border="0.0069in solid #000000" fo:padding-top="0.0138in" fo:padding-left="0.0555in" fo:padding-bottom="0.0138in" fo:padding-right="0.0555in" style:shadow="none"/>
    </style:style>
    <style:style style:name="P360" style:parent-style-name="l" style:family="paragraph">
      <style:paragraph-properties fo:border="0.0069in solid #000000" fo:padding-top="0.0138in" fo:padding-left="0.0555in" fo:padding-bottom="0.0138in" fo:padding-right="0.0555in" style:shadow="none"/>
    </style:style>
    <style:style style:name="P361" style:parent-style-name="l" style:family="paragraph">
      <style:paragraph-properties fo:border="0.0069in solid #000000" fo:padding-top="0.0138in" fo:padding-left="0.0555in" fo:padding-bottom="0.0138in" fo:padding-right="0.0555in" style:shadow="none"/>
    </style:style>
    <style:style style:name="P362" style:parent-style-name="l" style:family="paragraph">
      <style:paragraph-properties fo:border="0.0069in solid #000000" fo:padding-top="0.0138in" fo:padding-left="0.0555in" fo:padding-bottom="0.0138in" fo:padding-right="0.0555in" style:shadow="none"/>
    </style:style>
    <style:style style:name="P363" style:parent-style-name="l" style:family="paragraph">
      <style:paragraph-properties fo:border="0.0069in solid #000000" fo:padding-top="0.0138in" fo:padding-left="0.0555in" fo:padding-bottom="0.0138in" fo:padding-right="0.0555in" style:shadow="none"/>
    </style:style>
    <style:style style:name="P364" style:parent-style-name="l" style:family="paragraph">
      <style:paragraph-properties fo:border="0.0069in solid #000000" fo:padding-top="0.0138in" fo:padding-left="0.0555in" fo:padding-bottom="0.0138in" fo:padding-right="0.0555in" style:shadow="none"/>
    </style:style>
    <style:style style:name="P365" style:parent-style-name="l" style:family="paragraph">
      <style:paragraph-properties fo:border="0.0069in solid #000000" fo:padding-top="0.0138in" fo:padding-left="0.0555in" fo:padding-bottom="0.0138in" fo:padding-right="0.0555in" style:shadow="none"/>
    </style:style>
    <style:style style:name="P366" style:parent-style-name="l" style:family="paragraph">
      <style:paragraph-properties fo:border="0.0069in solid #000000" fo:padding-top="0.0138in" fo:padding-left="0.0555in" fo:padding-bottom="0.0138in" fo:padding-right="0.0555in" style:shadow="none"/>
    </style:style>
    <style:style style:name="P367" style:parent-style-name="l" style:family="paragraph">
      <style:paragraph-properties fo:border="0.0069in solid #000000" fo:padding-top="0.0138in" fo:padding-left="0.0555in" fo:padding-bottom="0.0138in" fo:padding-right="0.0555in" style:shadow="none"/>
    </style:style>
    <style:style style:name="P368" style:parent-style-name="l" style:family="paragraph">
      <style:paragraph-properties fo:border="0.0069in solid #000000" fo:padding-top="0.0138in" fo:padding-left="0.0555in" fo:padding-bottom="0.0138in" fo:padding-right="0.0555in" style:shadow="none"/>
    </style:style>
    <style:style style:name="T369" style:parent-style-name="Policepardéfaut" style:family="text">
      <style:text-properties style:language-asian="fr" style:country-asian="FR"/>
    </style:style>
    <style:style style:name="T370" style:parent-style-name="Policepardéfaut" style:family="text">
      <style:text-properties style:language-asian="fr" style:country-asian="FR"/>
    </style:style>
    <style:style style:name="T371" style:parent-style-name="Policepardéfaut" style:family="text">
      <style:text-properties style:font-size-complex="12pt" style:language-asian="fr" style:country-asian="FR"/>
    </style:style>
    <style:style style:name="T372" style:parent-style-name="Policepardéfaut" style:family="text">
      <style:text-properties style:font-size-complex="12pt" style:language-asian="fr" style:country-asian="FR"/>
    </style:style>
    <style:style style:name="T373" style:parent-style-name="Policepardéfaut" style:family="text">
      <style:text-properties style:font-size-complex="12pt" style:language-asian="fr" style:country-asian="FR"/>
    </style:style>
    <style:style style:name="P374" style:parent-style-name="Corpsdetexte" style:family="paragraph">
      <style:text-properties style:language-asian="fr" style:country-asian="FR"/>
    </style:style>
    <style:style style:name="P375" style:parent-style-name="label" style:family="paragraph">
      <style:text-properties style:language-asian="fr" style:country-asian="FR"/>
    </style:style>
    <style:style style:name="P376" style:parent-style-name="label" style:family="paragraph">
      <style:text-properties style:language-asian="fr" style:country-asian="FR"/>
    </style:style>
    <style:style style:name="P377" style:parent-style-name="label" style:family="paragraph">
      <style:text-properties style:language-asian="fr" style:country-asian="FR"/>
    </style:style>
    <style:style style:name="P378" style:parent-style-name="label" style:family="paragraph">
      <style:text-properties style:language-asian="fr" style:country-asian="FR"/>
    </style:style>
    <style:style style:name="T379" style:parent-style-name="Policepardéfaut" style:family="text">
      <style:text-properties style:language-asian="fr" style:country-asian="FR"/>
    </style:style>
    <style:style style:name="P380" style:parent-style-name="l" style:family="paragraph">
      <style:paragraph-properties fo:text-align="justify"/>
    </style:style>
    <style:style style:name="T381" style:parent-style-name="quote.c" style:family="text">
      <style:text-properties fo:font-style="italic" style:font-style-asian="italic"/>
    </style:style>
    <style:style style:name="T382" style:parent-style-name="Policepardéfaut" style:family="text">
      <style:text-properties style:language-asian="fr" style:country-asian="FR"/>
    </style:style>
    <style:style style:name="T383" style:parent-style-name="quote.c" style:family="text">
      <style:text-properties fo:font-style="italic" style:font-style-asian="italic"/>
    </style:style>
    <style:style style:name="T384" style:parent-style-name="Policepardéfaut" style:family="text">
      <style:text-properties style:language-asian="fr" style:country-asian="FR"/>
    </style:style>
    <style:style style:name="T385" style:parent-style-name="Policepardéfaut" style:family="text">
      <style:text-properties style:language-asian="fr" style:country-asian="FR"/>
    </style:style>
    <style:style style:name="T386" style:parent-style-name="Policepardéfaut" style:family="text">
      <style:text-properties style:language-asian="fr" style:country-asian="FR"/>
    </style:style>
    <style:style style:name="T387" style:parent-style-name="Policepardéfaut" style:family="text">
      <style:text-properties style:language-asian="fr" style:country-asian="FR"/>
    </style:style>
    <style:style style:name="T388" style:parent-style-name="Policepardéfaut" style:family="text">
      <style:text-properties style:language-asian="fr" style:country-asian="FR"/>
    </style:style>
    <style:style style:name="T389" style:parent-style-name="Policepardéfaut" style:family="text">
      <style:text-properties style:language-asian="fr" style:country-asian="FR"/>
    </style:style>
    <style:style style:name="T390" style:parent-style-name="Policepardéfaut" style:family="text">
      <style:text-properties style:text-position="super 66.6%" style:language-asian="fr" style:country-asian="FR"/>
    </style:style>
    <style:style style:name="T391" style:parent-style-name="Policepardéfaut" style:family="text">
      <style:text-properties style:language-asian="fr" style:country-asian="FR"/>
    </style:style>
    <style:style style:name="T392" style:parent-style-name="Policepardéfaut" style:family="text">
      <style:text-properties style:language-asian="fr" style:country-asian="FR"/>
    </style:style>
    <style:style style:name="P393" style:parent-style-name="quote.l" style:family="paragraph">
      <style:text-properties style:language-asian="fr" style:country-asian="FR"/>
    </style:style>
    <style:style style:name="P394" style:parent-style-name="quote.l" style:family="paragraph">
      <style:text-properties style:language-asian="fr" style:country-asian="FR"/>
    </style:style>
    <style:style style:name="P395" style:parent-style-name="quote.l" style:family="paragraph">
      <style:text-properties style:language-asian="fr" style:country-asian="FR"/>
    </style:style>
    <style:style style:name="P396" style:parent-style-name="Corpsdetexte" style:family="paragraph">
      <style:text-properties style:language-asian="fr" style:country-asian="FR"/>
    </style:style>
    <style:style style:name="P397" style:parent-style-name="quote.l" style:family="paragraph">
      <style:text-properties style:language-asian="fr" style:country-asian="FR"/>
    </style:style>
    <style:style style:name="P398" style:parent-style-name="quote.l" style:family="paragraph">
      <style:text-properties style:language-asian="fr" style:country-asian="FR"/>
    </style:style>
    <style:style style:name="T399" style:parent-style-name="Policepardéfaut" style:family="text">
      <style:text-properties style:language-asian="fr" style:country-asian="FR"/>
    </style:style>
    <style:style style:name="P400" style:parent-style-name="quote.l" style:family="paragraph">
      <style:text-properties style:language-asian="fr" style:country-asian="FR"/>
    </style:style>
    <style:style style:name="P401" style:parent-style-name="quote.l" style:family="paragraph">
      <style:text-properties style:language-asian="fr" style:country-asian="FR"/>
    </style:style>
    <style:style style:name="T402" style:parent-style-name="Policepardéfaut" style:family="text">
      <style:text-properties style:language-asian="fr" style:country-asian="FR"/>
    </style:style>
    <style:style style:name="T403" style:parent-style-name="Policepardéfaut" style:family="text">
      <style:text-properties style:language-asian="fr" style:country-asian="FR"/>
    </style:style>
    <style:style style:name="T404" style:parent-style-name="Policepardéfaut" style:family="text">
      <style:text-properties style:language-asian="fr" style:country-asian="FR"/>
    </style:style>
    <style:style style:name="P405" style:parent-style-name="quote.l" style:family="paragraph">
      <style:text-properties style:language-asian="fr" style:country-asian="FR"/>
    </style:style>
    <style:style style:name="P406" style:parent-style-name="quote.l" style:family="paragraph">
      <style:text-properties style:language-asian="fr" style:country-asian="FR"/>
    </style:style>
    <style:style style:name="P407" style:parent-style-name="Corpsdetexte" style:family="paragraph">
      <style:text-properties style:language-asian="fr" style:country-asian="FR"/>
    </style:style>
    <style:style style:name="P408" style:parent-style-name="quote.l" style:family="paragraph">
      <style:text-properties style:language-asian="fr" style:country-asian="FR"/>
    </style:style>
    <style:style style:name="P409" style:parent-style-name="quote.l" style:family="paragraph">
      <style:text-properties style:language-asian="fr" style:country-asian="FR"/>
    </style:style>
    <style:style style:name="P410" style:parent-style-name="quote.l" style:family="paragraph">
      <style:text-properties style:language-asian="fr" style:country-asian="FR"/>
    </style:style>
    <style:style style:name="P411" style:parent-style-name="quote.l" style:family="paragraph">
      <style:text-properties style:language-asian="fr" style:country-asian="FR"/>
    </style:style>
    <style:style style:name="P412" style:parent-style-name="quote.l" style:family="paragraph">
      <style:text-properties style:language-asian="fr" style:country-asian="FR"/>
    </style:style>
    <style:style style:name="P413" style:parent-style-name="quote.l" style:family="paragraph">
      <style:text-properties style:language-asian="fr" style:country-asian="FR"/>
    </style:style>
    <style:style style:name="P414" style:parent-style-name="quote.l" style:family="paragraph">
      <style:text-properties style:language-asian="fr" style:country-asian="FR"/>
    </style:style>
    <style:style style:name="P415" style:parent-style-name="quote.l" style:family="paragraph">
      <style:text-properties style:language-asian="fr" style:country-asian="FR"/>
    </style:style>
    <style:style style:name="P416" style:parent-style-name="quote.l" style:family="paragraph">
      <style:text-properties style:language-asian="fr" style:country-asian="FR"/>
    </style:style>
    <style:style style:name="P417" style:parent-style-name="quote.l" style:family="paragraph">
      <style:text-properties style:language-asian="fr" style:country-asian="FR"/>
    </style:style>
    <style:style style:name="P418" style:parent-style-name="quote.l" style:family="paragraph">
      <style:text-properties style:language-asian="fr" style:country-asian="FR"/>
    </style:style>
    <style:style style:name="P419" style:parent-style-name="quote.l" style:family="paragraph">
      <style:text-properties style:language-asian="fr" style:country-asian="FR"/>
    </style:style>
    <style:style style:name="P420" style:parent-style-name="Corpsdetexte" style:family="paragraph">
      <style:text-properties style:language-asian="fr" style:country-asian="FR"/>
    </style:style>
    <style:style style:name="P421" style:parent-style-name="l" style:family="paragraph">
      <style:paragraph-properties fo:border="0.0069in solid #000000" fo:padding-top="0.0138in" fo:padding-left="0.0555in" fo:padding-bottom="0.0138in" fo:padding-right="0.0555in" style:shadow="none"/>
    </style:style>
    <style:style style:name="P422" style:parent-style-name="l" style:family="paragraph">
      <style:paragraph-properties fo:border="0.0069in solid #000000" fo:padding-top="0.0138in" fo:padding-left="0.0555in" fo:padding-bottom="0.0138in" fo:padding-right="0.0555in" style:shadow="none"/>
    </style:style>
    <style:style style:name="P423" style:parent-style-name="l" style:family="paragraph">
      <style:paragraph-properties fo:border="0.0069in solid #000000" fo:padding-top="0.0138in" fo:padding-left="0.0555in" fo:padding-bottom="0.0138in" fo:padding-right="0.0555in" style:shadow="none"/>
    </style:style>
    <style:style style:name="P424" style:parent-style-name="label" style:family="paragraph">
      <style:paragraph-properties fo:border="0.0069in solid #000000" fo:padding-top="0.0138in" fo:padding-left="0.0555in" fo:padding-bottom="0.0138in" fo:padding-right="0.0555in" style:shadow="none"/>
      <style:text-properties style:language-asian="fr" style:country-asian="FR"/>
    </style:style>
    <style:style style:name="P425" style:parent-style-name="l" style:family="paragraph">
      <style:paragraph-properties fo:border="0.0069in solid #000000" fo:padding-top="0.0138in" fo:padding-left="0.0555in" fo:padding-bottom="0.0138in" fo:padding-right="0.0555in" style:shadow="none"/>
    </style:style>
    <style:style style:name="P426" style:parent-style-name="l" style:family="paragraph">
      <style:paragraph-properties fo:border="0.0069in solid #000000" fo:padding-top="0.0138in" fo:padding-left="0.0555in" fo:padding-bottom="0.0138in" fo:padding-right="0.0555in" style:shadow="none"/>
    </style:style>
    <style:style style:name="P427" style:parent-style-name="l" style:family="paragraph">
      <style:paragraph-properties fo:border="0.0069in solid #000000" fo:padding-top="0.0138in" fo:padding-left="0.0555in" fo:padding-bottom="0.0138in" fo:padding-right="0.0555in" style:shadow="none"/>
    </style:style>
    <style:style style:name="P428" style:parent-style-name="l" style:family="paragraph">
      <style:paragraph-properties fo:border="0.0069in solid #000000" fo:padding-top="0.0138in" fo:padding-left="0.0555in" fo:padding-bottom="0.0138in" fo:padding-right="0.0555in" style:shadow="none"/>
    </style:style>
    <style:style style:name="P429" style:parent-style-name="l" style:family="paragraph">
      <style:paragraph-properties fo:border="0.0069in solid #000000" fo:padding-top="0.0138in" fo:padding-left="0.0555in" fo:padding-bottom="0.0138in" fo:padding-right="0.0555in" style:shadow="none"/>
    </style:style>
    <style:style style:name="P430" style:parent-style-name="l" style:family="paragraph">
      <style:paragraph-properties fo:border="0.0069in solid #000000" fo:padding-top="0.0138in" fo:padding-left="0.0555in" fo:padding-bottom="0.0138in" fo:padding-right="0.0555in" style:shadow="none"/>
    </style:style>
    <style:style style:name="P431" style:parent-style-name="l" style:family="paragraph">
      <style:paragraph-properties fo:border="0.0069in solid #000000" fo:padding-top="0.0138in" fo:padding-left="0.0555in" fo:padding-bottom="0.0138in" fo:padding-right="0.0555in" style:shadow="none"/>
    </style:style>
    <style:style style:name="P432" style:parent-style-name="l" style:family="paragraph">
      <style:paragraph-properties fo:border="0.0069in solid #000000" fo:padding-top="0.0138in" fo:padding-left="0.0555in" fo:padding-bottom="0.0138in" fo:padding-right="0.0555in" style:shadow="none"/>
    </style:style>
    <style:style style:name="P433" style:parent-style-name="l" style:family="paragraph">
      <style:paragraph-properties fo:border="0.0069in solid #000000" fo:padding-top="0.0138in" fo:padding-left="0.0555in" fo:padding-bottom="0.0138in" fo:padding-right="0.0555in" style:shadow="none"/>
    </style:style>
    <style:style style:name="P434" style:parent-style-name="l" style:family="paragraph">
      <style:paragraph-properties fo:border="0.0069in solid #000000" fo:padding-top="0.0138in" fo:padding-left="0.0555in" fo:padding-bottom="0.0138in" fo:padding-right="0.0555in" style:shadow="none"/>
    </style:style>
    <style:style style:name="P435" style:parent-style-name="l" style:family="paragraph">
      <style:paragraph-properties fo:border="0.0069in solid #000000" fo:padding-top="0.0138in" fo:padding-left="0.0555in" fo:padding-bottom="0.0138in" fo:padding-right="0.0555in" style:shadow="none"/>
    </style:style>
    <style:style style:name="P436" style:parent-style-name="l" style:family="paragraph">
      <style:paragraph-properties fo:border="0.0069in solid #000000" fo:padding-top="0.0138in" fo:padding-left="0.0555in" fo:padding-bottom="0.0138in" fo:padding-right="0.0555in" style:shadow="none"/>
    </style:style>
    <style:style style:name="P437" style:parent-style-name="l" style:family="paragraph">
      <style:paragraph-properties fo:border="0.0069in solid #000000" fo:padding-top="0.0138in" fo:padding-left="0.0555in" fo:padding-bottom="0.0138in" fo:padding-right="0.0555in" style:shadow="none"/>
    </style:style>
    <style:style style:name="P438" style:parent-style-name="Corpsdetexte" style:family="paragraph">
      <style:text-properties style:language-asian="fr" style:country-asian="FR"/>
    </style:style>
    <style:style style:name="P439" style:parent-style-name="quote.l" style:family="paragraph">
      <style:text-properties style:language-asian="fr" style:country-asian="FR"/>
    </style:style>
    <style:style style:name="P440" style:parent-style-name="quote.l" style:family="paragraph">
      <style:text-properties style:language-asian="fr" style:country-asian="FR"/>
    </style:style>
    <style:style style:name="P441" style:parent-style-name="quote.l" style:family="paragraph">
      <style:text-properties style:language-asian="fr" style:country-asian="FR"/>
    </style:style>
    <style:style style:name="P442" style:parent-style-name="Corpsdetexte" style:family="paragraph">
      <style:text-properties style:language-asian="fr" style:country-asian="FR"/>
    </style:style>
    <style:style style:name="T443" style:parent-style-name="Policepardéfaut" style:family="text">
      <style:text-properties style:language-asian="fr" style:country-asian="FR"/>
    </style:style>
    <style:style style:name="T444" style:parent-style-name="Policepardéfaut" style:family="text">
      <style:text-properties style:language-asian="fr" style:country-asian="FR"/>
    </style:style>
    <style:style style:name="T445" style:parent-style-name="Policepardéfaut" style:family="text">
      <style:text-properties style:language-asian="fr" style:country-asian="FR"/>
    </style:style>
    <style:style style:name="T446" style:parent-style-name="Policepardéfaut" style:family="text">
      <style:text-properties style:language-asian="fr" style:country-asian="FR"/>
    </style:style>
    <style:style style:name="T447" style:parent-style-name="Policepardéfaut" style:family="text">
      <style:text-properties fo:font-size="12pt" style:font-size-asian="12pt" style:language-asian="fr" style:country-asian="FR"/>
    </style:style>
    <style:style style:name="T448" style:parent-style-name="Policepardéfaut" style:family="text">
      <style:text-properties fo:font-size="12pt" style:font-size-asian="12pt" style:language-asian="fr" style:country-asian="FR"/>
    </style:style>
    <style:style style:name="P449" style:parent-style-name="Corpsdetexte" style:family="paragraph">
      <style:text-properties style:language-asian="fr" style:country-asian="FR"/>
    </style:style>
    <style:style style:name="T450" style:parent-style-name="Policepardéfaut" style:family="text">
      <style:text-properties style:language-asian="fr" style:country-asian="FR"/>
    </style:style>
    <style:style style:name="T451" style:parent-style-name="Appelnotedebasdep." style:family="text">
      <style:text-properties style:language-asian="fr" style:country-asian="FR"/>
    </style:style>
    <style:style style:name="T452" style:parent-style-name="Policepardéfaut" style:family="text">
      <style:text-properties style:language-asian="fr" style:country-asian="FR"/>
    </style:style>
    <style:style style:name="T453" style:parent-style-name="Policepardéfaut" style:family="text">
      <style:text-properties style:language-asian="fr" style:country-asian="FR"/>
    </style:style>
    <style:style style:name="T454" style:parent-style-name="Policepardéfaut" style:family="text">
      <style:text-properties style:language-asian="fr" style:country-asian="FR"/>
    </style:style>
    <style:style style:name="T455" style:parent-style-name="Policepardéfaut" style:family="text">
      <style:text-properties style:language-asian="fr" style:country-asian="FR"/>
    </style:style>
    <style:style style:name="T456" style:parent-style-name="Policepardéfaut" style:family="text">
      <style:text-properties style:language-asian="fr" style:country-asian="FR"/>
    </style:style>
    <style:style style:name="T457" style:parent-style-name="Policepardéfaut" style:family="text">
      <style:text-properties style:language-asian="fr" style:country-asian="FR"/>
    </style:style>
    <style:style style:name="T458" style:parent-style-name="Policepardéfaut" style:family="text">
      <style:text-properties style:language-asian="fr" style:country-asian="FR"/>
    </style:style>
    <style:style style:name="T459" style:parent-style-name="Policepardéfaut" style:family="text">
      <style:text-properties style:language-asian="fr" style:country-asian="FR"/>
    </style:style>
    <style:style style:name="T460" style:parent-style-name="Policepardéfaut" style:family="text">
      <style:text-properties style:language-asian="fr" style:country-asian="FR"/>
    </style:style>
    <style:style style:name="T461" style:parent-style-name="Policepardéfaut" style:family="text">
      <style:text-properties style:language-asian="fr" style:country-asian="FR"/>
    </style:style>
    <style:style style:name="T462" style:parent-style-name="Policepardéfaut" style:family="text">
      <style:text-properties style:language-asian="fr" style:country-asian="FR"/>
    </style:style>
    <style:style style:name="T463" style:parent-style-name="Appelnotedebasdep." style:family="text">
      <style:text-properties style:language-asian="fr" style:country-asian="FR"/>
    </style:style>
    <style:style style:name="T464" style:parent-style-name="Policepardéfaut" style:family="text">
      <style:text-properties style:language-asian="fr" style:country-asian="FR"/>
    </style:style>
    <style:style style:name="T465" style:parent-style-name="Policepardéfaut" style:family="text">
      <style:text-properties style:font-size-complex="12pt" style:language-asian="fr" style:country-asian="FR"/>
    </style:style>
    <style:style style:name="T466" style:parent-style-name="Policepardéfaut" style:family="text">
      <style:text-properties style:font-size-complex="12pt" style:language-asian="fr" style:country-asian="FR"/>
    </style:style>
    <style:style style:name="T467" style:parent-style-name="Policepardéfaut" style:family="text">
      <style:text-properties style:font-size-complex="12pt" style:language-asian="fr" style:country-asian="FR"/>
    </style:style>
    <style:style style:name="T468" style:parent-style-name="Policepardéfaut" style:family="text">
      <style:text-properties fo:font-style="italic" style:font-style-asian="italic" style:font-size-complex="12pt" style:language-asian="fr" style:country-asian="FR"/>
    </style:style>
    <style:style style:name="T469" style:parent-style-name="Policepardéfaut" style:family="text">
      <style:text-properties style:font-size-complex="12pt" style:language-asian="fr" style:country-asian="FR"/>
    </style:style>
    <style:style style:name="T470" style:parent-style-name="Policepardéfaut" style:family="text">
      <style:text-properties style:language-asian="fr" style:country-asian="FR"/>
    </style:style>
    <style:style style:name="T471" style:parent-style-name="Policepardéfaut" style:family="text">
      <style:text-properties style:language-asian="fr" style:country-asian="FR"/>
    </style:style>
    <style:style style:name="T472" style:parent-style-name="Policepardéfaut" style:family="text">
      <style:text-properties style:language-asian="fr" style:country-asian="FR"/>
    </style:style>
    <style:style style:name="T473" style:parent-style-name="Policepardéfaut" style:family="text">
      <style:text-properties style:language-asian="fr" style:country-asian="FR"/>
    </style:style>
    <style:style style:name="T474" style:parent-style-name="Policepardéfaut" style:family="text">
      <style:text-properties style:language-asian="fr" style:country-asian="FR"/>
    </style:style>
    <style:style style:name="T475" style:parent-style-name="Policepardéfaut" style:family="text">
      <style:text-properties style:language-asian="fr" style:country-asian="FR"/>
    </style:style>
    <style:style style:name="T476" style:parent-style-name="Policepardéfaut" style:family="text">
      <style:text-properties style:language-asian="fr" style:country-asian="FR"/>
    </style:style>
    <style:style style:name="T477" style:parent-style-name="Policepardéfaut" style:family="text">
      <style:text-properties style:language-asian="fr" style:country-asian="FR"/>
    </style:style>
    <style:style style:name="T478" style:parent-style-name="Policepardéfaut" style:family="text">
      <style:text-properties style:language-asian="fr" style:country-asian="FR"/>
    </style:style>
    <style:style style:name="T479" style:parent-style-name="Policepardéfaut" style:family="text">
      <style:text-properties style:language-asian="fr" style:country-asian="FR"/>
    </style:style>
    <style:style style:name="T480" style:parent-style-name="Policepardéfaut" style:family="text">
      <style:text-properties style:language-asian="fr" style:country-asian="FR"/>
    </style:style>
    <style:style style:name="T481" style:parent-style-name="Policepardéfaut" style:family="text">
      <style:text-properties style:font-size-complex="12pt" style:language-asian="fr" style:country-asian="FR"/>
    </style:style>
    <style:style style:name="T482" style:parent-style-name="Policepardéfaut" style:family="text">
      <style:text-properties style:font-size-complex="12pt" style:language-asian="fr" style:country-asian="FR"/>
    </style:style>
    <style:style style:name="T483" style:parent-style-name="Policepardéfaut" style:family="text">
      <style:text-properties style:font-size-complex="12pt" style:language-asian="fr" style:country-asian="FR"/>
    </style:style>
    <style:style style:name="T484" style:parent-style-name="Policepardéfaut" style:family="text">
      <style:text-properties style:language-asian="fr" style:country-asian="FR"/>
    </style:style>
    <style:style style:name="T485" style:parent-style-name="Policepardéfaut" style:family="text">
      <style:text-properties style:language-asian="fr" style:country-asian="FR"/>
    </style:style>
    <style:style style:name="T486" style:parent-style-name="Policepardéfaut" style:family="text">
      <style:text-properties style:language-asian="fr" style:country-asian="FR"/>
    </style:style>
    <style:style style:name="T487" style:parent-style-name="Policepardéfaut" style:family="text">
      <style:text-properties style:language-asian="fr" style:country-asian="FR"/>
    </style:style>
    <style:style style:name="T488" style:parent-style-name="Policepardéfaut" style:family="text">
      <style:text-properties style:text-position="super 66.6%" style:language-asian="fr" style:country-asian="FR"/>
    </style:style>
    <style:style style:name="T489" style:parent-style-name="Policepardéfaut" style:family="text">
      <style:text-properties style:language-asian="fr" style:country-asian="FR"/>
    </style:style>
    <style:style style:name="T490" style:parent-style-name="Policepardéfaut" style:family="text">
      <style:text-properties style:language-asian="fr" style:country-asian="FR"/>
    </style:style>
  </office:automatic-styles>
  <office:body>
    <office:text text:use-soft-page-breaks="true">
      <text:p text:style-name="P1"><text:bookmark-start text:name="bookmark3"/><text:bookmark-end text:name="bookmark3"/>title : Lettres sur la littérature dramatique [XXX-XXXIV]</text:p>
      <text:p text:style-name="P2">creator : Saint-Marc Girardin (1801-1873)</text:p>
      <text:p text:style-name="P3">copyeditor : Éric Thiébaud (OCR, XML-TEI)</text:p>
      <text:p text:style-name="P4">publisher : Sorbonne Université, LABEX OBVIL</text:p>
      <text:p text:style-name="P5">issued : 2018</text:p>
      <text:p text:style-name="P6">idno : http://obvil.paris-sorbonne.fr/corpus/critique/saint-marc-girardin_lettres-sur-la-litterature-dramatique_1828/</text:p>
      <text:p text:style-name="P7">source : Saint-Marc Girardin (1801-1873), « Lettres sur la littérature dramatique » [XXX-XXXIV],<text:s/><text:span text:style-name="title">Le Mercure de France au dix-neuvième siècle</text:span>, 1828, tome XX, p. 133-137 [XXX], 248-254 [XXXI], 340-349 [XXXII], 526-536 [XXXIII], 629-632 [XXXIV]. Source :<text:s/><text:a xlink:href="https://gallica.bnf.fr/ark:/12148/bpt6k96505204" office:target-frame-name="_top" xlink:show="replace"><text:span text:style-name="Lienhypertexte">Gallica</text:span></text:a>.</text:p>
      <text:p text:style-name="P8">created : 1828</text:p>
      <text:p text:style-name="P9">language : fre</text:p>
      <text:h text:style-name="Titre1" text:outline-level="1">Tome XX</text:h>
      <text:h text:style-name="Titre2" text:outline-level="2"><text:span text:style-name="pb">[p. 133]<text:s/></text:span>[XXX]</text:h>
      <text:p text:style-name="argument"><text:span text:style-name="T10">Compte rendu du théâtre des Nouveautés. — Les Amendes. — Les Retenues. — Les Décorations de<text:s/></text:span><text:span text:style-name="title">Faust</text:span><text:span text:style-name="T11">.</text:span><text:span text:style-name="T12"><text:s/>— La Fête de l’Ambassadeur d’Angleterre. — Le Privilège.</text:span></text:p>
      <text:p text:style-name="P13">Parlons finances ; c’est la science à l’ordre du jour.</text:p>
      <text:p text:style-name="P14">Et d’abord que de puissance dans le chiffre ! comme notre alphabet d’homme de lettres est mesquin auprès de l’alphabet de la bourse ! Il nous faut un attirail effroyable de mots pour rendre une pensée ; en une demi-ligne Barème vous donne matière à rêver pour une heure.</text:p>
      <text:p text:style-name="P15">Il y a quelque chose qu’on apprécie aujourd’hui au-delà de toute autre, c’est la bonne foi, parce que le temps n’était guère à la bonne foi durant les cinq ou six années qui viennent de s’écouler. On avait annoncé qu’on jouerait cartes sur table. L’a-t-on fait ? hum !… on a bien souvent tourné le roi !</text:p>
      <text:p text:style-name="Corpsdetexte"><text:span text:style-name="T16">Voici par exemple qui peut s’appeler jouer sur table. Je tiens là, sous mes yeux</text:span><text:span text:style-name="T17">, en un carré de papier grand comme la main, toute l’histoire du théâtre des Nouveautés depuis le jour de son ouverture.<text:s/></text:span><text:span text:style-name="pb">[p. 134]<text:s/></text:span><text:span text:style-name="T18">Pour la plus grande partie du public le spectacle ne commence qu’au lever du rideau, et il finit à sa chute. Le public sait bi</text:span><text:span text:style-name="T19">en où il porte son argent, mais il ne s’informe pas de ce qu’il devient. Ce sont des contributions qu’il paie auxquelles il ne pense<text:s/></text:span><text:soft-page-break/><text:span text:style-name="T20">plus, et dont il ne demande pas même quittance. Il n’est si misérable morceau de toile peinte, si pauvre oripeau, si mince<text:s/></text:span><text:span text:style-name="T21">costume qui ne lui semble avoir constitué l’administration en frais énormes. Il croit que l’on parle au théâtre comme on parle au budget, toujours par millions. Le public n’a jamais vu le spectacle que de la galerie, faisons-le entrer un moment dans les co</text:span><text:span text:style-name="T22">ulisses.</text:span></text:p>
      <text:p text:style-name="P23">Du mois de mars au mois de novembre 1827, le théâtre des Nouveautés a reçu 325 117 fr. dans ses bureaux, et 166 fr. 66 c. de loyers. Les comédiens, classe indocile et paresseuse, négligent souvent leurs devoirs ; les rhumes et les indispositions sont plus rares dans les théâtres secondaires que dans les théâtres royaux, mais enfin il y a aussi des indispositions et des rhumes. On en a trouvé aux Nouveautés pour 86 fr. de mauvais aloi, et on les a portés en recette sous le titre d’amendes. Si la Comédie-Française et Feydeau adoptaient cette méthode, l’argent qu’on reçoit à la porte serait la plus faible partie du budget.</text:p>
      <text:p text:style-name="Corpsdetexte"><text:span text:style-name="T24">Nous sommes dans un siècle d’entraînement et d’ivresse. On est pressé de vivre, et l’on donne volontiers au plaisir le prix des tra</text:span><text:span text:style-name="T25">vaux du lendemain. Or, pour être artiste on n’en est pas moins homme, et les acteurs des Nouveautés ont quelquefois recouru au caissier avant ce bienheureux jour du mois. Sous le titre de<text:s/></text:span><text:span text:style-name="title">Retenues sur les avances faites aux acteurs</text:span><text:span text:style-name="T26">, M. Bérard a porté en re</text:span><text:span text:style-name="T27">cette 1 216 fr. 55 c., c’est ce que les<text:s/></text:span><text:span text:style-name="pb">[p. 135]<text:s/></text:span><text:span text:style-name="T28">banquiers appellent vulgairement escompte. Le comptable a avancé de ses deniers une somme de 100 866 fr. 32 c. Jusqu’ici le budget de l’état et celui des Nouveautés ne variaient que pour le chiffre ; les ava</text:span><text:span text:style-name="T29">nces du comptable ont détruit la parité.</text:span></text:p>
      <text:p text:style-name="P30">La récapitulation est aisée. J’ai refait vingt fois l’addition. Je vous la soumets. La voici : 427 452 fr. 43 c.</text:p>
      <text:p text:style-name="P31">Passons vite aux dépenses, car aussi bien je suis entré en matière sans vous demander grâce pour les détails.</text:p>
      <text:p text:style-name="Corpsdetexte"><text:span text:style-name="T32">On a dépensé : 1</text:span><text:span text:style-name="T33">o</text:span><text:span text:style-name="T34"><text:s/>Pour le théâtre 302 588 fr. 45 c. Là-dedans sont compris le gros rire de M. Philippe comme la gentillesse de M</text:span><text:span text:style-name="T35">me</text:span><text:span text:style-name="T36"> Albert, le plaid de<text:s/></text:span><text:span text:style-name="title">Caleb</text:span><text:span text:style-name="T37"><text:s/>comme la tunique du<text:s/></text:span><text:span text:style-name="title">Coureur de Veuves</text:span><text:span text:style-name="T38">. M. Jausserand a aussi sa part dans les francs et les</text:span><text:span text:style-name="T39"><text:s/>quarante-cinq centimes. Tout y est, absolument tout ; c’est encore comme au budget de l’état, où se trouvent la veste du garde-chasse et l’habit brodé de M. Dudon. 2</text:span><text:span text:style-name="T40">o</text:span><text:span text:style-name="T41"><text:s/>Pour<text:s/></text:span><text:span text:style-name="T42">frais de premier établissement</text:span><text:span text:style-name="T43">, 88 911 fr. 21 c. 3</text:span><text:span text:style-name="T44">o</text:span><text:span text:style-name="T45"><text:s/>Pour<text:s/></text:span><text:span text:style-name="T46">remboursement sur les avan</text:span><text:span text:style-name="T47">ces du comptable</text:span><text:span text:style-name="T48">, 35 952 fr. 77 c. Additionnons bien vite, 427 452 fr. 43 c. Vous le voyez, il n’y a aucun déficit dans la caisse, puisque le comptable a pourvu à tout de ses propres deniers. Oh ! que M. de Calonne aurait<text:s/></text:span><text:soft-page-break/><text:span text:style-name="T49">voulu en pouvoir dire autant à la<text:s/></text:span><text:span text:style-name="T50">cour ! il n’aurait pas été obligé de le dire au peuple, et nos pères n’auraient jamais quitté leur province pour venir en habits de notables à Paris.</text:span></text:p>
      <text:p text:style-name="Corpsdetexte"><text:span text:style-name="T51">Vous avez admiré, monsieur, les décorations et la richesse des costumes de<text:s/></text:span><text:span text:style-name="title">Faust</text:span><text:span text:style-name="T52">. L’effet de l’escalier qu</text:span><text:span text:style-name="T53">i conduit au couvent des orphelines de Rosenthal tient presque de la magie. Eh bien ! tout cela n’occupe que cinq chiffres bien modestes au budget. Avec 10 081 fr. 91 c. on vous a promené de la tourelle du<text:s/></text:span><text:span text:style-name="pb">[p. 136]<text:s/></text:span><text:span text:style-name="T54">château de Rosenthal aux portes du couven</text:span><text:span text:style-name="T55">t ; de la baronnie du seigneur Faust à la chambre à coucher de Marguerite. À la première représentation, mon voisin, gros amateur qui pleurait de tendresse, estimait tout cela je ne sais combien de poignées de billets de banque. Les 10 081 fr. 91 c. lui au</text:span><text:span text:style-name="T56">raient gâté le magnifique escalier.</text:span></text:p>
      <text:p text:style-name="Corpsdetexte"><text:span text:style-name="T57">Je me souviens, à ce sujet, que notre ambassadeur à Naples donna un soir une brillante fête. Le lendemain il n’était bruit que de cela. L’ambassadeur anglais en perdit le sommeil. Deux jours après, il envoie à son tour s</text:span><text:span text:style-name="T58">es invitations, et il déploie tant de luxe et de bon goût que la France est vaincue. Mais, ô désappointement ! cette fête si belle a coûté quelques mille<text:s/></text:span><text:span text:style-name="T59">scudi</text:span><text:span text:style-name="T60"><text:s/>de moins que celle du Français. La nouvelle circule, et l’on n’épargne guère le pauvre ambassade</text:span><text:span text:style-name="T61">ur de la Grande-Bretagne. Sa soirée était détestable ; en y pensant, la comtesse C… avait des nausées. Mon Anglais donne le lendemain une fête exactement semblable ; on apporte un grand réchaud sur le buffet ; son excellence y jette, avec un sang-froid à l</text:span><text:span text:style-name="T62">a Charles XII, pour quarante mille écus de coupons de rente qui deviennent aussitôt la proie des flammes. « Eh bien ! dit-il, est-elle belle maintenant ? »</text:span></text:p>
      <text:p text:style-name="Corpsdetexte"><text:span text:style-name="T63">L’année qui vient de s’écouler a été une année désastreuse pour les théâtres : cela tient à un grand</text:span><text:span text:style-name="T64"><text:s/>nombre de causes qu’il serait trop long d’énumérer ; mais la première, la plus puissante, c’est l’acharnement que le pouvoir a mis à persécuter l’art dramatique. Il faut le dire, nous avons beaucoup gagné, sans doute, en courage civil, mais nous avons enc</text:span><text:span text:style-name="T65">ore un reste de servilité d’opinion qui nous porte à abandonner tout ce que le<text:s/></text:span><text:span text:style-name="pb">[p. 137]<text:s/></text:span><text:span text:style-name="T66">pouvoir persécute. Nous ne savons pas encore être fidèles au malheur, cela viendra : tant d’autres choses nous sont déjà venues !… Malgré les chances défavorables contr</text:span><text:span text:style-name="T67">e lesquelles il lui a fallu lutter, tiraillé en sens contraire par le public qui demandait à grands cris l’opéra-comique, et par le pouvoir qui, lui montrant silencieusement du doigt le privilège de Feydeau, le faisait menacer par M. Pixerécourt de faire f</text:span><text:span text:style-name="T68">ermer ses portes s’il ne s’en tenait pas au<text:s/></text:span><text:span text:style-name="T69">flonflon</text:span><text:span text:style-name="T70">, le théâtre des Nouveautés a soutenu la concurrence avec ses rivaux. Le Gymnase ne l’a vaincu que de 31 965 fr. 35 cent. sur les recettes des bureaux, le Vaudeville seulement de 1 903 fr., et il a vaincu</text:span><text:span text:style-name="T71"><text:s/>à son tour les Variétés de 19 284 fr.</text:span></text:p>
      <text:soft-page-break/>
      <text:p text:style-name="P72">On ne saurait faire trop de vœux pour un théâtre administré avec tant de sagesse, et qui court au-devant de la publicité. En général, il faut le dire, tous les théâtres de Paris sont administrés avec probité et intelligence ; mais il est à désirer que les directeurs suivent l’exemple que M. Bérard vient de leur donner. Des bruits fâcheux circulent ! Réfutez-les par les faits. Le compte rendu de M. Bérard démontre que deux bons ouvrages paieront même les frais du premier établissement. Tous les théâtres secondaires sont dans la même attente. N’y a-t-il donc pas deux hommes de talent à Paris ? c’est ce que nous saurons avant la fin de l’hiver.</text:p>
      <text:h text:style-name="Titre2" text:outline-level="2"><text:span text:style-name="pb">[p. 248]<text:s/></text:span>[XXXI]</text:h>
      <text:p text:style-name="P73">Chacun de son côté.</text:p>
      <text:p text:style-name="Corpsdetexte"><text:span text:style-name="T74">Quand MM. Scribe et Mazères prirent le part</text:span><text:span text:style-name="T75">i de ne plus faire seulement des vaudevilles et d’essayer leurs forces sur une scène plus relevée, tous les amis de l’art dramatique se félicitèrent d’une pareille résolution. Comme ils avaient rajeuni le vieux genre du vaudeville, comme il y avait dans le</text:span><text:span text:style-name="T76">urs petites pièces des aperçus nouveaux, des idées neuves, des observations ingénieuses, on espéra qu’ils conserveraient cette heureuse nouveauté d’esprit dans des ouvrages plus important, et qu’ils rompraient un peu la monotonie du Théâtre-Français. M. Ma</text:span><text:span text:style-name="T77">zères débuta par<text:s/></text:span><text:span text:style-name="title">le Jeune Mari</text:span><text:span text:style-name="T78">, pièce vive et gaie qui ne disait peut-être pas tout ce qu’elle signifiait, mais qui le laissait habilement entrevoir. Bientôt vinrent<text:s/></text:span><text:span text:style-name="title">les Trois Quartiers</text:span><text:span text:style-name="T79">, comédie qui, pour la première fois peut-être, fut amusante à force d’</text:span><text:span text:style-name="T80">impartialité, et qui faisant la part de blâme et d’éloge à chacun, fut gaie en même temps que vraie. De pareils débuts de la part de M. Mazères promettaient beaucoup.</text:span></text:p>
      <text:p text:style-name="Corpsdetexte"><text:span text:style-name="T81">Depuis longtemps on parlait du<text:s/></text:span><text:span text:style-name="title">Mariage d’argent</text:span><text:span text:style-name="T82"><text:s/></text:span><text:span text:style-name="pb">[p. 249]<text:s/></text:span><text:span text:style-name="T83">de M. Scribe, et de<text:s/></text:span><text:span text:style-name="title">Chacun de<text:s/></text:span><text:span text:style-name="title">son côté</text:span><text:span text:style-name="T84">, de M. Mazères. Ces deux pièces étaient, dit-on, hardies et neuves. Les auteurs n’avaient pas craint de beaucoup risquer. Tant mieux, pensait-on. Grâce à eux, nous allons sortir de l’ornière.<text:s/></text:span><text:span text:style-name="title">Le Mariage d’argent</text:span><text:span text:style-name="T85"><text:s/>parut d’abord. Que vit-on ? de peti</text:span><text:span text:style-name="T86">tes combinaisons, de petits ressorts, des quarts ou des moitiés de caractères, des personnages peints de profil, rien de franc ni de vrai, et surtout une indécision notable dans l’idée première de l’auteur. Il n’avait pas osé justifier hardiment les mariag</text:span><text:span text:style-name="T87">es d’argent, ou même sans vouloir les justifier les peindre tels qu’ils se font dans le monde, par des gens qui ayant du reste toutes les vertus d’homme et de citoyen, manquent seulement de ce genre de vertu raffinée qui veut qu’on ne se marie qu’après avo</text:span><text:span text:style-name="T88">ir choisi au gré de son cœur. Ces gens-là, quoique mariés selon les idées du monde, n’en sont pas moins estimés, et souvent même n’en sont pas moins heureux. Ainsi,<text:s/></text:span><text:soft-page-break/><text:span text:style-name="T89">il était permis de mettre en scène un pareil personnage sans le rendre méprisable ou ridicu</text:span><text:span text:style-name="T90">le : c’est ce que M. Scribe n’a pas osé. Il n’a pas voulu non plus se ranger tout à fait du côté des auteurs routiniers qui, fidèles à la morale amoureuse du théâtre, mettent toujours les mariages d’amour au-dessus des mariages d’argent. Aussi ne sait-on g</text:span><text:span text:style-name="T91">uère ce que veut sa pièce. Il y a une indécision qui refroidit et qui déconcerte. Cette indécision tient, selon nous, au défaut de réflexion et de méditation. Il n’a point assez mûri l’idée première de la pièce ; de là un vice originel ; de là des détails<text:s/></text:span><text:span text:style-name="T92">spirituels et un ensemble faux et mesquin.</text:span></text:p>
      <text:p text:style-name="Corpsdetexte"><text:span text:style-name="T93">C’est ce même défaut de réflexion qui nuit, quoiqu’à un moindre degré, à la pièce de M. Mazères. On<text:s/></text:span><text:span text:style-name="pb">[p. 250]<text:s/></text:span><text:span text:style-name="T94">sent qu’il ne s’est point assez rendu compte de ce qu’il voulait faire, et que, pressé par la vivacité d</text:span><text:span text:style-name="T95">e son esprit, il s’est mis à l’ouvrage avant d’avoir déterminé nettement l’idée de sa comédie : autre chose est de faire le plan, autre chose est de mûrir la conception d’un ouvrage. Ainsi, dans<text:s/></text:span><text:span text:style-name="title">Chacun de son côté</text:span><text:span text:style-name="T96">, le plan est fait avec habileté, les resso</text:span><text:span text:style-name="T97">rts sont inventés avec adresse ; enfin c’est une machine bien construite. Qu’y manque-t-il donc ? une idée première, grande et forte. La logique n’est pas seulement une science d’école ou de barreau ou de tribune ; c’est aussi, j’imagine, une partie import</text:span><text:span text:style-name="T98">ante de l’art dramatique ; or, une des premières règles de la logique, c’est de bien savoir ce qu’on veut prouver, c’est d’avoir arrêté nettement ses regards sur ce qu’on veut peindre. La supériorité de l’avocat dépend surtout du talent de voir où gît le p</text:span><text:span text:style-name="T99">oint de la difficulté ; le mérite du médecin, de reconnaître le genre de la maladie. Eh bien ! l’auteur comique doit également déterminer et fixer son idée. Une fois qu’à l’aide d’une réflexion attentive il a pu la voir nette et claire, sa pièce est faite </text:span><text:span text:style-name="T100">; car il ne reste plus qu’à s’occuper du plan et des détails, ce qui semble tout pour les esprits habitués à travailler scène à scène, ce qui n’est rien pour une tête habituée à réfléchir et à concevoir fortement.</text:span></text:p>
      <text:p text:style-name="P101">M. Mazères a voulu représenter l’état de deux époux qui, ayant des torts mutuels, finissent par se séparer volontairement. Il y avait deux manières de peindre cette situation, c’était de la prendre au sérieux ou au plaisant, à moins de mêler habilement les deux genres.</text:p>
      <text:p text:style-name="Corpsdetexte"><text:span text:style-name="T102">Quant au sérieux, quoique da</text:span><text:span text:style-name="T103">ns<text:s/></text:span><text:span text:style-name="title">Misanthropie et Repentir</text:span><text:span text:style-name="T104"><text:s/>Kotzebue semble avoir montré cette face du<text:s/></text:span><text:span text:style-name="pb">[p. 251]<text:s/></text:span><text:span text:style-name="T105">sujet, il y avait pourtant encore manière de traiter cette situation d’une façon neuve, et, j’ose le dire, plus profonde que celle de l’auteur allemand. En effet, il n’y a rien</text:span><text:span text:style-name="T106"><text:s/>de plus commun au fond et de plus trivialement pathétique que la conception de<text:s/></text:span><text:span text:style-name="title">Misanthropie et Repentir</text:span><text:span text:style-name="T107">. Une femme adultère qui a quitté son mari, qui le retrouve, et à qui il pardonne. Il n’y a pas de romancier qui, avec un peu de chaleur de tête, ne fas</text:span><text:span text:style-name="T108">se d’un pareil sujet un drame attendrissant. Mais il y a une idée plus forte à tirer de la séparation ou du<text:s/></text:span><text:soft-page-break/><text:span text:style-name="T109">divorce de deux époux ; c’est qu’en dépit de leur éloignement, ils sont cependant tellement attachés l’un à l’autre, leurs destinées, quoique séparé</text:span><text:span text:style-name="T110">es par la loi ou par leur volonté, sont pourtant liées si étroitement, qu’à moins d’une insouciance coupable ils ne peuvent cesser de veiller l’un sur l’autre, l’homme pour protéger encore celle qu’il a juré une fois de protéger, la femme pour soulager cel</text:span><text:span text:style-name="T111">ui qu’elle a promis de soulager dans les maux de la vie. Cette idée, qui montre combien c’est une institution étrangère et indifférente à la morale que le divorce, puisque après sa prononciation il reste encore entre les deux époux, s’ils sont gens de bien</text:span><text:span text:style-name="T112">, des devoirs de protection et de soulagement à remplir, puisque cette séparation légale n’efface aucune des obligations qu’impose la morale ; cette idée, qui sanctionne l’irrévocabilité salutaire du mariage, M. Mazères l’a eue, reconnaissons-le. Ainsi, qu</text:span><text:span text:style-name="T113">oique séparés, M</text:span><text:span text:style-name="T114">me</text:span><text:span text:style-name="T115"> de Vallière engage sa fortune pour son mari ruiné, et M. de Vallière défend, les armes à la main, l’honneur de sa femme compromis par les indiscrétions d’un fat. Il y a plus, M</text:span><text:span text:style-name="T116">me</text:span><text:span text:style-name="T117"> Bageot</text:span><text:span text:style-name="T118"><text:note text:note-class="footnote" text:id="_ftn0"><text:note-citation>1</text:note-citation><text:note-body><text:p text:style-name="Notedebasdepage"><text:s/>[NdE] Orthographié Bajeot.</text:p></text:note-body></text:note></text:span><text:span text:style-name="T119">,<text:s/></text:span><text:span text:style-name="pb">[p. 252]<text:s/></text:span><text:span text:style-name="T120">quoique cha</text:span><text:span text:style-name="T121">rgée d’être le bouffon de la pièce, dit, à mon avis, un mot d’un grand sens, quand à la fin, voyant M. et M</text:span><text:span text:style-name="T122">me</text:span><text:span text:style-name="T123"> de Vallière se réconcilier, elle demande à quoi sert de se séparer puisqu’on devait se réunir. M. Mazères me permettra d’attacher une grande impor</text:span><text:span text:style-name="T124">tance à cette réflexion. C’est là, selon moi, ce qui eût dû être l’idée capitale de la pièce, et ce qui ne l’est pas assez, faute de réflexion.</text:span></text:p>
      <text:p text:style-name="Corpsdetexte"><text:span text:style-name="T125">Or, avant de commenter le mot de M</text:span><text:span text:style-name="T126">me</text:span><text:span text:style-name="T127"> Bageot, changeons-y quelque chose. À quoi bon se séparer ; dirons-nous, pui</text:span><text:span text:style-name="T128">squ’il reste encore des devoirs mutuels à remplir ? Autant valait rester mari et femme tout à fait. En effet, excepté les roués, sorte de gens qui ne sont plus de notre siècle, qui osera dire qu’on puisse ainsi se prendre et se quitter selon sa fantaisie ?</text:span><text:span text:style-name="T129"><text:s/>Quoi ! pas de devoirs entre l’homme et la femme qui se sont aimés et qui ont vécu ensemble ! une fois séparés, il n’y a plus rien qui les oblige l’un envers l’autre ! Ils n’ont plus qu’à s’oublier. Désormais indifférents l’un à l’autre, qu’ils soient heur</text:span><text:span text:style-name="T130">eux ou malheureux, qu’importe ? ils ne se doivent ni protection ni soulagement ! Funeste système qui dégrade l’humanité jusqu’au rang des bêtes sauvages. Non, non ! que l’homme sache que toutes les fois qu’il engage quelque part ses sentiments, il engage a</text:span><text:span text:style-name="T131">ussi sa conscience ! qu’il sache qu’il ne peut aimer sans contracter un devoir ! Bravo ! dira-t-on, épousons les grisettes que nous avons aimées. — Eh ! non, monsieur le rieur, ne les épousez pas, mais soulagez-les, protégez-les ; car vous le devez. Eh ! q</text:span><text:span text:style-name="T132">uand il s’agit de mariage, de quel front dira-t-on que je ne dois rien à la femme qui porte mon nom et qui a eu mon amour ? J’en suis séparé !<text:s/></text:span><text:span text:style-name="pb">[p. 253]<text:s/></text:span><text:span text:style-name="T133">C’est un malheur ; je ne suis plus dès le jour de ma séparation chargé de faire son bonheur, mais je sui</text:span><text:span text:style-name="T134">s<text:s/></text:span><text:soft-page-break/><text:span text:style-name="T135">encore obligé de la protéger.</text:span></text:p>
      <text:p text:style-name="Corpsdetexte"><text:span text:style-name="T136">À quoi donc servent les séparations ? voilà l’idée fondamentale de la pièce. C’est ici que je me plains de M. Mazères. Pourquoi n’a-t-il pas fait ressortir plus vivement cette idée ? pourquoi ne pas montrer que la séparation</text:span><text:span text:style-name="T137">, entre honnêtes gens, laissant presque autant de devoirs à remplir l’un envers l’autre, n’a d’autre effet que d’être du bonheur de moins sans être de la liberté de plus ? Ne serait-ce pas un spectacle digne d’intérêt que de voir un époux séparé de sa femm</text:span><text:span text:style-name="T138">e incessamment sous le poids de ce devoir de protection que rien ne peut abolir, et une femme sans cesse obligée<text:s/></text:span><text:span text:style-name="T139">par sa conscience à consoler, à soulager l’époux qu’elle a quitté. La séparation donne dans le monde une fausse position aux deux époux. Eh bie</text:span><text:span text:style-name="T140">n ! développez cette idée, et ajoutez-y que cette position n’est fausse que parce qu’elle laisse autant d’obligations à remplir, autant de convenances à respecter. Voilà quel est le côté sérieux d’un pareil sujet. M. Mazères l’a vu, mais il ne l’a pas fait</text:span><text:span text:style-name="T141"><text:s/>voir assez vivement. Ainsi sa pièce, aux yeux du public, risque de passer pour n’être qu’une pièce d’intrigue, tandis que ce pouvait être la grande et fidèle peinture d’une situation locale. Il y a une idée juste et belle dans sa pièce, mais elle n’a pas<text:s/></text:span><text:span text:style-name="T142">été suffisamment mûrie et développée par la réflexion.</text:span></text:p>
      <text:p text:style-name="Corpsdetexte"><text:span text:style-name="T143">Quant au côté plaisant du sujet, il n’est guère moins intéressant, quoique, sans contredit, j’aime mieux le côté sérieux. Cependant il y a, dit-on, dans le monde des femmes du temps du divorce qui sont</text:span><text:span text:style-name="T144"><text:s/>parfois exposées à rencontrer en société deux ou trois maris de dates<text:s/></text:span><text:span text:style-name="pb">[p. 254]<text:s/></text:span><text:span text:style-name="T145">différentes, sans compter le mari du jour. Ces rencontres ne sont-elles pas comiques, si l’on veut bien ne pas faire attention à ce qu’elles offrent de scandaleux ? Ces femmes-</text:span><text:span text:style-name="T146">là ne sont-elles pas sujettes à la juridiction de la comédie satirique ? Je sais que mettre sur la scène de pareilles situations, c’est marcher sur des charbons ardents, tant le sujet est délicat ! tant on risque d’être indécent en étant vrai ! mais M. Maz</text:span><text:span text:style-name="T147">ères a montré dans<text:s/></text:span><text:span text:style-name="title">le Jeune Mari</text:span><text:span text:style-name="T148"><text:s/>qu’il savait être hardi et adroit, faisant ainsi excuser la hardiesse par l’adresse. Il ne doit pas craindre les sujets périlleux, car il glisse habilement où les autres tombent.</text:span></text:p>
      <text:p text:style-name="Corpsdetexte"><text:span text:style-name="T149">Encore deux mots : il y a beaucoup de vérité</text:span><text:span text:style-name="T150"><text:s/>dans le rôle du notaire Bageot, homme de plaisir, homme d’esprit, et surtout homme d’honneur. Sa femme est bien de ces femmes qu’un mari n’épouse que pour payer une charge, et qu’une femme ne prend pour en faire sa société qu’en désespoir de trouver quelq</text:span><text:span text:style-name="T151">ue autre<text:s/></text:span><text:span text:style-name="T152">chaperon</text:span><text:span text:style-name="T153"><text:s/>dans le monde.</text:span></text:p>
      <text:h text:style-name="Titre2" text:outline-level="2"><text:span text:style-name="pb">[p. 340]<text:s/></text:span>[XXXII]</text:h>
      <text:p text:style-name="argument"><text:span text:style-name="title">La Reine de Seize ans</text:span><text:span text:style-name="T154">. — </text:span><text:span text:style-name="title">La Mort de Tibère</text:span><text:span text:style-name="T155">.</text:span></text:p>
      <text:soft-page-break/>
      <text:p text:style-name="Corpsdetexte"><text:span text:style-name="T156">Jamais reine n’eut et ne se fit une destinée si extraordinaire que Christine, reine de Suède. Fille du grand Gustave-Adolphe, à six ans elle était reine, et à<text:s/></text:span><text:span text:style-name="T157">vingt-neuf ans elle avait abdiqué le trône. Elle abjura le protestantisme sans être meilleure catholique, et alla vivre quelque temps à Rome ; bientôt elle vint en France, et à Fontainebleau fit tuer Monaldeschi, son écuyer ; retourna en Suède, où elle che</text:span><text:span text:style-name="T158">rcha à remonter sur le trône ; essaya d’être roi de Pologne, après l’abdication de Jean-Casimir ; puis enfin revint mourir à Rome au milieu de sa bibliothèque et de ses médailles. Femme singulière plutôt que grande, elle exagéra à dessein les singularités<text:s/></text:span><text:span text:style-name="T159">de son caractère. Fille du grand Gustave-Adolphe, comme par sa naissance elle se trouvait sur le trône, elle s’ennuya de régner comme un homme ordinaire, s’ennuya de la monotonie de son état, et ne pouvant pas, ainsi qu’un soldat de fortune, mettre sa gran</text:span><text:span text:style-name="T160">deur à parvenir au trône, elle la mit à en descendre. Nourrie aux sciences qui semblent réservées aux hommes et mise à part de son sexe par son éducation, elle résolut de ne jamais se marier, et tint parole. Ce qu’elle<text:s/></text:span><text:span text:style-name="pb">[p. 341]<text:s/></text:span><text:span text:style-name="T161">ai</text:span><text:span text:style-name="T162">mait avant tout, c’était l</text:span><text:span text:style-name="T163">e nouveau et l’extraordinaire, le bruit et la renommée. On sent partout dans sa vie que fille du grand Gustave elle était travaillée de l’idée de ne pas rester au-dessous du nom d’un pareil père. Son génie la portait vers le grand, mais comme la nature de<text:s/></text:span><text:span text:style-name="T164">femme se mêlait à ce génie, malgré son dédain pour son sexe il y avait quelque chose de capricieux dans tout ce qu’elle faisait de grand.</text:span></text:p>
      <text:p text:style-name="Corpsdetexte"><text:span text:style-name="T165">Elle manquait de ce bon sens que donne le juste rapport de l’éducation et de la nature ; aussi elle ne mettait jamais<text:s/></text:span><text:span text:style-name="T166">d’accord les idées de son esprit avec les saillies de de son caractère. Tantôt femme, tantôt reine, tantôt savante, mêlant tous ces personnages divers, jamais elle ne sut donner d’unité à sa vie. Tant qu’elle fut sur le trône, tous ces contrastes s’effaçai</text:span><text:span text:style-name="T167">ent, vus de bas et de loin par le vulgaire quand elle descendit à la vie privée, ils éclatèrent vivement et déconcertèrent les pays qu’elle traversa. Ainsi parfois c’était une femme bel-esprit qui se faisait présenter les savants, et semblait faite pour te</text:span><text:span text:style-name="T168">nir cercle à l’hôtel de Rambouillet ; tout à coup la reine reparaissait, reine irritée et despotique, faisant exécuter son écuyer dans le palais même du roi de France, ensanglantant Fontainebleau, puis causant avec M</text:span><text:span text:style-name="T169">me</text:span><text:span text:style-name="T170"> de La Suze de vers et de poésie amour</text:span><text:span text:style-name="T171">euse. Catholique par indifférence pour toutes les religions, elle semblait s’être convertie au beau ciel de l’Italie et aux arts de Rome, plutôt qu’aux dogmes de la foi romaine. Telle fut Christine, personnage dramatique, puisqu’il est pétri de contrastes,</text:span><text:span text:style-name="T172"><text:s/>mais qui semble peu propre à la scène du Vaudeville et du Gymnase.</text:span></text:p>
      <text:p text:style-name="Corpsdetexte"><text:span text:style-name="T173">Aussi n’est-ce point le meurtre de Monaldeschi que M. Boisard a mis au théâtre. Sa<text:s/></text:span><text:span text:style-name="title">Reine de seize ans</text:span><text:span text:style-name="T174"><text:s/>n’a<text:s/></text:span><text:span text:style-name="pb">[p. 342]<text:s/></text:span><text:span text:style-name="T175">de Christine que son nom et quelques traits de fierté qui, se combinant<text:s/></text:span><text:soft-page-break/><text:span text:style-name="T176">a</text:span><text:span text:style-name="T177">vec les souvenirs que ce nom éveille dans l’esprit, finissent par faire croire au spectateur qu’après tout telle pouvait être Christine à seize ans.</text:span></text:p>
      <text:p text:style-name="Corpsdetexte"><text:span text:style-name="T178">Au fait, il ne s’agit que d’une jeune reine qui aime un jeune officier et pense même à l’épouser, puis enfi</text:span><text:span text:style-name="T179">n se résigne à la raison et renonce à ses amours. Il y a, j’imagine, bien d’autres jeunes reines que Christine, qui ont aimé ainsi sans pouvoir épouser, qui ont souffert et se sont résignées. Car les reines, avant la grande Catherine de Russie, n’avaient p</text:span><text:span text:style-name="T180">as encore appris à avoir des amants comme un roi a des maîtresses. Déjà M</text:span><text:span text:style-name="T181">me</text:span><text:span text:style-name="T182"> de Genlis, dans<text:s/></text:span><text:span text:style-name="title">Mademoiselle de Clermont</text:span><text:span text:style-name="T183">, qui est un chef-d’œuvre, avait peint l’amour d’une princesse forcée par son rang à faire des avances qu’une femme d’un rang ordinaire ne f</text:span><text:span text:style-name="T184">erait pas. C’est un trait de caractère que M. Boisard n’a pas oublié. Christine, éprise d’un jeune officier sans fortune, dépitée de voir qu’à force de la respecter il ne songe pas à l’aimer, Christine est prête à chaque instant à avouer son amour.</text:span></text:p>
      <text:p text:style-name="Corpsdetexte"><text:span text:style-name="T185">Ce rôle</text:span><text:span text:style-name="T186"><text:s/>de la jeune reine, toujours suspendue entre le scrupule de sa dignité de reine et la vivacité de son amour, toujours prête à prendre pour des témoignages de tendresse ce qui n’est que des témoignages de respect ; ce rôle est plein de délicatesse et de grâ</text:span><text:span text:style-name="T187">ce. Il a, à mes yeux, un grand mérite, c’est que, sans sortir du genre de la comédie-vaudeville, il a quelque chose de vrai et de naturel. Ce n’est pas un rôle de roi ou de reine de théâtre, sortes de personnages qui sont toujours faux, quoique faux d’une<text:s/></text:span><text:span text:style-name="T188">façon différente selon la scène. Ainsi, est-ce dans une tragédie ou un drame ? les rois et reines sont faux par enflure et par emphase ;<text:s/></text:span><text:span text:style-name="pb">[p. 343]<text:s/></text:span><text:span text:style-name="T189">est-ce dans un vaudeville ou un opéra-comique ? ils sont faux, par caricature et par trivialité : soit au séri</text:span><text:span text:style-name="T190">eux, soit au plaisant, ce sont toujours des rôles de convention.</text:span></text:p>
      <text:p text:style-name="P191">La Christine du Gymnase n’a pas ce défaut ; ce n’est pas sans doute la Christine grave et capricieuse, sévère et bizarre de l’histoire. Ce n’est pas celle qui croyait que Dieu peut s’adorer sous tous les noms et dans tous les cultes, et qui pourtant croyait à l’alchimie et à l’astrologie ; celle qui faisait venir des savants à sa cour de tous les coins du monde, et qui faisait danser la danse grecque à Meibom et à Naudé, deux fameux érudits qui se prêtèrent de fort bonne grâce à commenter ainsi par des pas et des entrechats les auteurs grecs qui avaient parlé de la danse. La Christine du Gymnase n’a d’autre caractère que d’aimer un de ses sujets et de ne pas pouvoir l’épouser, arrêtée qu’elle est par les convenances politiques. Ainsi, rien de nouveau dans ce caractère ; ce n’est qu’une des nuances, une des faces de cette vaste passion de l’amour, inépuisable nourricière de la littérature de tous les peuples et de tous les siècles ; mais aussi rien de guindé ni de grimacier dans ce caractère. Nous voyons plutôt la femme qui aime que la reine qui règne ; mais aussi, si le caractère de la royauté est effacé en<text:s/><text:soft-page-break/>grande partie, ce qui en reste pour encadrer d’une manière neuve et piquante cette peinture de l’amour, ce qui en reste, disons-le, n’est ni altéré ni exagéré. C’est là un grand mérite.</text:p>
      <text:p text:style-name="Corpsdetexte"><text:span text:style-name="T192">Le rôle du ministre a le même genre de mérite ; il n’est ni exagéré ni peint de fantaisie. Ministre honnête homme et dévoué à la reine, il est prêt, s’il le fau</text:span><text:span text:style-name="T193">t, à se sacrifier pour l’état ; mais il veut aussi rester ministre,<text:s/></text:span><text:span text:style-name="pb">[p. 344]<text:s/></text:span><text:span text:style-name="T194">tant est grande, même pour les honnêtes gens, la séduction du pouvoir ! J’aime à reconnaître ce trait caractéristique du personnage de ministre. Que d’auteurs auraient mis en scèn</text:span><text:span text:style-name="T195">e un de ces ministres qu’on ne trouve qu’au théâtre, un homme toujours prêt à sacrifier sa place, à peu près comme ces héros de tragédie qui disent toujours qu’on leur perce le sein ! De ce côté, le gouvernement représentatif, en nous familiarisant avec ce</text:span><text:span text:style-name="T196"><text:s/>que c’est qu’un ministre, en rappelant aussi aux ministres, par la censure de la presse, qu’ils sont hommes encore, si haut qu’ils soient, le gouvernement représentatif a contribué à faire que nos auteurs missent dorénavant plus de vérité dans la peinture</text:span><text:span text:style-name="T197"><text:s/>de ce rôle.</text:span></text:p>
      <text:p text:style-name="Corpsdetexte"><text:span text:style-name="T198">Parlons maintenant de<text:s/></text:span><text:span text:style-name="title">la Mort de Tibère</text:span><text:span text:style-name="T199">, tragédie de M. Arnault fils, jouée avec succès au Théâtre-Français. C’est une heureuse idée de peindre la mort d’un roi ou d’un empereur, non telle qu’elle se voit d’ordinaire au théâtre, où les princes</text:span><text:span text:style-name="T200"><text:s/>ne meurent guère de mort naturelle, où toujours, pour le plus grand intérêt de la scène, le poison ou les conspirations hâtent le dernier jour des rois, mais telle qu’elle se passe dans les palais, quand, avec les derniers soupirs d’un monarque, meurent l</text:span><text:span text:style-name="T201">es projets de quelques ambitieux et naissent les espérances de quelques autres. Les révolutions de crainte et d’espérance qui accompagnent la mort des princes valent bien, pour l’intérêt, les conspirations de tragédie. L’histoire même a des accidents qui p</text:span><text:span text:style-name="T202">assent de beaucoup en intérêt tous les coups de théâtre. Ainsi Tacite raconte, avec son style plein d’éclat et de force, que déjà Caligula, entouré de flatteurs, allait prendre possession de l’autorité impériale quand tout à coup on apprend que Tibère revi</text:span><text:span text:style-name="T203">ent à la<text:s/></text:span><text:span text:style-name="pb">[p. 345]<text:s/></text:span><text:span text:style-name="T204">vie.<text:s/></text:span><text:span text:style-name="quote.c">« Il a ouvert les yeux ; il a parlé ; il a demandé de la nourriture pour soutenir ses forces défaillantes. Alors l’effroi est partout ; on se disperse, les uns prenant l’air triste, les autres un air d’ignorance. Caligula, immobile e</text:span><text:span text:style-name="quote.c">t muet, tout à l’heure empereur, se voyait déjà criminel. Macron, gardant seul sa résolution, ordonne qu’on étouffe Tibère, et que la cour s’éloigne. »</text:span><text:span text:style-name="T205"><text:s/>Certes, cette défaillance, ce retour à la vie, cet effroi, voilà un coup de théâtre aussi beau que ceux<text:s/></text:span><text:span text:style-name="T206">qui se voient dans nos tragédies. M. Arnault en a fait, avec raison, la plus belle scène de sa pièce.</text:span></text:p>
      <text:p text:style-name="Corpsdetexte"><text:span text:style-name="T207">Marmontel, dans ses<text:s/></text:span><text:span text:style-name="title">Mémoires de la Régence</text:span><text:span text:style-name="T208">, raconte quelque chose de semblable de la mort de Louis XIV. La foule s’empressait déjà ainsi chez le duc d’Orl</text:span><text:span text:style-name="T209">éans, quand tout à coup on apprend qu’il y a eu une crise favorable dans l’état du roi ; aussitôt ses salons sont vides ;<text:s/></text:span><text:soft-page-break/><text:span text:style-name="T210">puis bientôt, la maladie empirant, se remplissent pour se vider encore, selon que le roi allait mal ou bien. Aussi le duc d’Orléans, d</text:span><text:span text:style-name="T211">ont l’esprit insouciant se faisait volontiers un spectacle et un amusement de tout, disait en riant à ses roués :<text:s/></text:span><text:span text:style-name="quote.c">« S’il y a du mieux encore, nous n’aurons plus personne. »</text:span><text:span text:style-name="T212"><text:s/>Ainsi la mort des princes, même naturelle, est toujours une source féconde de crain</text:span><text:span text:style-name="T213">tes et d’espérances ambitieuses, et les passions de la cour éclatent avec vivacité dans ces circonstances.</text:span></text:p>
      <text:p text:style-name="Corpsdetexte"><text:span text:style-name="T214">Que sera-ce donc quand c’est Tibère qui meurt, c’est-à-dire un vieux tyran implacable, qui fatigue depuis longtemps Rome et le monde de ses cruautés<text:s/></text:span><text:span text:style-name="T215">et de ses débauches ? Quel réveil pour tous ces esclaves ! quelles saturnales ! Malheureux qui, entre Tibère et Caligula, se hâtent de prendre un instant de joie, et de goûter un<text:s/></text:span><text:span text:style-name="pb">[p. 346]<text:s/></text:span><text:span text:style-name="T216">peu de cette liberté que permet toujours le passage d’un règne à un<text:s/></text:span><text:span text:style-name="T217">autre. M. Arnault a admirablement mis en relief cette idée dans sa grande scène du sénat. Tibère vient de défaillir ; Caligula, empressé, reçoit les hommages du sénat ; le nom de Tibère est maudit ; et le sénat, se vengeant à la manière des esclaves, renve</text:span><text:span text:style-name="T218">rse lui-même les statues du vieux tyran : tout à coup apparaît une pâle figure ; c’est Tibère : tout change : Caligula tombe de son trône, et les sénateurs restent glacés d’épouvante. Cette résurrection de la tyrannie, qu’on ne bravait que parce qu’on la c</text:span><text:span text:style-name="T219">royait morte ; cette terrible apparition du vieux prince qui, faible et moribond, reprend son pouvoir par la vieille terreur de son nom ; cette force de l’habitude d’être esclave, tous ces hommes frappés d’épouvante, qui se laissent dompter par le coup d’œ</text:span><text:span text:style-name="T220">il d’un mourant, sans que personne, entre tous, ose avoir l’idée de résister ; ce despotisme continué jusque dans l’agonie, et ce dernier soupir qui se fait encore obéir, voilà de grandes idées, et des idées vraies, mises sur la scène. De ce côté, je me pl</text:span><text:span text:style-name="T221">ais à rendre entière justice à M. Arnault. Il vise à l’effet dramatique, mais il y atteint ; il montre, comme un peintre pourrait le faire sur la toile, l’aspect de ces révolutions de passions qui accompagnent la mort des tyrans. C’est là son mérite ; mais</text:span><text:span text:style-name="T222"><text:s/>c’est en même temps son défaut.</text:span></text:p>
      <text:p text:style-name="Corpsdetexte"><text:span text:style-name="T223">En effet, avec cette manière théâtrale, il peint surtout le dehors des choses ; il n’entre pas assez profondément dans le mystère des passions qu’excite la mort des monarques : aussi sa tragédie, quoique dans les scènes de<text:s/></text:span><text:span text:style-name="T224">Tibère et de Chariclès il ait cherché à mettre de la vérité et de la simplicité, me semble appartenir au<text:s/></text:span><text:span text:style-name="pb">[p. 347]<text:s/></text:span><text:span text:style-name="T225">genre des dernières pièces de Voltaire, où il cherchait à amener des effets de scène, à frapper les yeux, à étonner, excitant la curiosité plu</text:span><text:span text:style-name="T226">tôt que l’intérêt. C’est ce que j’appelle la tragédie-machine, sorte de pièces qui a aussi son mérite, puisqu’elles se piquent surtout de mettre en relief les idées, et qu’après tout c’est là le but de tous les arts et de toute la littérature ; mais la tra</text:span><text:span text:style-name="T227">gédie-machine me semble dépasser ce<text:s/></text:span><text:soft-page-break/><text:span text:style-name="T228">but : elle fait de l’art scénique quelque chose de trop important ; l’art dramatique aussi est presque sacrifié à l’art de la mise en scène, qui, depuis quelque temps, prend une dangereuse importance. Je m’imagine que Ra</text:span><text:span text:style-name="T229">cine ne se donnait pas beaucoup de peine pour la mise en scène de<text:s/></text:span><text:span text:style-name="title">Britannicus</text:span><text:span text:style-name="T230">, ni Corneille pour celle de<text:s/></text:span><text:span text:style-name="title">Nicomède</text:span><text:span text:style-name="T231">.</text:span></text:p>
      <text:p text:style-name="Corpsdetexte"><text:span text:style-name="T232">Au premier rang de la tragédie-machine est<text:s/></text:span><text:span text:style-name="title">Sémiramis</text:span><text:span text:style-name="T233">, que rendent d’ailleurs admirable la manière grande et pathétique dont les passions son</text:span><text:span text:style-name="T234">t traitées, l’intention philosophique qui n’abandonne jamais l’auteur, et enfin l’éclat du style. Car ce qu’il faut remarquer, c’est que Voltaire ne semble chercher ces situations et ces scènes d’effet que pour animer davantage les passions de ses héros. C</text:span><text:span text:style-name="T235">’est alors qu’il triomphe à exciter l’intérêt. Ainsi dans<text:s/></text:span><text:span text:style-name="title">Mahomet</text:span><text:span text:style-name="T236">, il y a de l’art du machiniste en quelque sorte dans la manière dont est amenée la reconnaissance de Zopire et de ses enfants ; mais voyez comme alors l’horreur et l’attendrissement agitent<text:s/></text:span><text:span text:style-name="T237">tous les cœurs. Dans ses imitateurs, au contraire, la tragédie-machine n’amène pas un plus vif développement des passions ; elle n’excite que la curiosité, qui n’est pas, à elle seule, un sentiment dramatique. La tragédie-machine a pour dernier terme la pa</text:span><text:span text:style-name="T238">ntomime dialoguée, comme la tragédie de caractère a pour dernier terme<text:s/></text:span><text:span text:style-name="pb">[p. 248]<text:s/></text:span><text:span text:style-name="T239">l’épître dialoguée. Nous avons en de nos jours des exemples de ces deux sortes de décadences. On peut dire cependant que c’est surtout à la tragédie-machine qu’appartiennent, a</text:span><text:span text:style-name="T240">vec des degrés différents de mérite, la plupart de nos pièces modernes.</text:span></text:p>
      <text:p text:style-name="P241">Encore une observation avant de finir. Ce qu’il y a surtout de malheureux dans la tragédie-machine, c’est qu’elle se prête aussi bien au genre classique qu’au genre romantique, et je crains même, si le romantisme monte enfin sur la scène, qu’il n’adopte le cadre de ce genre de tragédie. Il y perdra la moitié de sa nouveauté. Il n’y a de salut pour lui que s’il prend le genre de la tragédie de caractère. C’est là seulement qu’il peut faire preuve de nouveauté et de force. Mais s’il se borne à faire des coups de théâtre dans la rue et sur la place publique, au lieu de les faire dans les palais et dans une chambre de six pieds carrés, s’il se contente de substituer le sabot au cothurne, je<text:s/>n’appellerai pas cela de la nouveauté. Ce sera tout bonnement une mise en scène différente.</text:p>
      <text:h text:style-name="Titre2" text:outline-level="2"><text:span text:style-name="pb">[p. 526]<text:s/></text:span>[XXXIII]</text:h>
      <text:p text:style-name="argument"><text:span text:style-name="title">La princesse Aurélie</text:span><text:span text:style-name="T242">, par<text:s/></text:span><text:span text:style-name="T243">M. Delavigne</text:span><text:span text:style-name="T244">. — </text:span><text:span text:style-name="title">Don Sanche d’Aragon</text:span><text:span text:style-name="T245">, par<text:s/></text:span><text:span text:style-name="T246">Corneille</text:span><text:span text:style-name="T247">.</text:span></text:p>
      <text:p text:style-name="P248">Une princesse qui se prend d’amour pour un simple cavalier, voilà un<text:s/>sujet de tous les temps et de tous les pays. Cependant, selon les siècles, les choses se passent différemment. Au temps de la chevalerie le cavalier en était quitte pour pourfendre les Maures, vaincre dans les<text:s/><text:soft-page-break/>tournois ; puis, un beau jour, il épousait sa<text:s/>princesse et devenait roi. Telles sont les mœurs des romans de chevalerie. Plus tard, il n’y eut plus espérance, à force de gloire, de jamais monter sur le trône ; mais on restait auprès ; on devenait le secrétaire des commandements ou le chambellan de la<text:s/>princesse, ou son écuyer.</text:p>
      <text:p text:style-name="Corpsdetexte"><text:span text:style-name="T249">Il y a une pièce de Corneille,<text:s/></text:span><text:span text:style-name="title">Don Sanche d’Aragon</text:span><text:span text:style-name="T250">, où un simple soldat aspire aussi à la main d’une reine. Il finit par l’épouser après avoir été reconnu comme fils du dernier roi d’Aragon. Cette comédie héroïque, sauf quelques<text:s/></text:span><text:span text:style-name="T251">longueurs d’amour et de métaphysique, est pleine de verve, de mouvement et d’intérêt. Le 1</text:span><text:span text:style-name="T252">er</text:span><text:span text:style-name="T253"><text:s/>et le 5</text:span><text:span text:style-name="T254">e</text:span><text:span text:style-name="T255"> actes me semblent surtout admirables. Nulle part peut-être le grand génie de Corneille, si fécond et si varié, n’a mieux peint les mœurs de la chevalerie<text:s/></text:span><text:span text:style-name="pb">[p. 527]<text:s/></text:span><text:span text:style-name="T256">espagnole, ce ton de galanterie mauresque, ces habitudes d’amour et d’aventures qui faisaient que les princesses pouvaient, sans trop déroger, aimer un simple gentilhomme. Comme la guerre avec les infidèles était une lice d’honneur sans cesse ouve</text:span><text:span text:style-name="T257">rte, chaque aventurier pouvait d’un jour à l’autre se faire un nom digne des plus hautes fortunes. Nulle part l’orgueil castillan et le point d’honneur de naissance n’éclatent mieux. Comme le contraste de la fierté d’un aventurier qui ne doit rien qu’à son</text:span><text:span text:style-name="T258"><text:s/>bras, et qui s’en vante, fait vivement ressortir les préjugés de noblesse ! Carlos aspire à tout et il se sent fait pour les grandes choses ; mais il s’indigne de la bassesse de son sang, quoiqu’il surmonte ce sentiment à force de courage et de fierté. Il</text:span><text:span text:style-name="T259"><text:s/>exprime avec une admirable chaleur cette contrainte, cette lutte de sentiments divers, et ce tourment que fait souffrir aux cœurs ambitieux l’inégalité de fortune et de naissance. Encore s’il ignorait son origine ! Mais il croit en connaître assez pour sa</text:span><text:span text:style-name="T260">voir qu’il est né obscur et pauvre</text:span><text:span text:style-name="T261">,</text:span></text:p>
      <text:p text:style-name="P262">Plut à Dieu qu’en mon sort je ne connusse rien !</text:p>
      <text:p text:style-name="quote.l">Si j’étais quelque enfant épargné des tempêtes,</text:p>
      <text:p text:style-name="quote.l">Livré dans un désert à la merci des bêtes,</text:p>
      <text:p text:style-name="quote.l">Exposé par la crainte ou par l’inimitié,</text:p>
      <text:p text:style-name="quote.l">Rencontré par hasard et nourri par<text:s/>pitié,</text:p>
      <text:p text:style-name="quote.l">Mon orgueil à ce bruit<text:span text:style-name="Appelnotedebasdep."><text:note text:note-class="footnote" text:id="_ftn1"><text:note-citation>2</text:note-citation><text:note-body><text:p text:style-name="Notedebasdepage"><text:s/>Le bruit s’est déjà répandu qu’il est fils du roi d’Aragon.</text:p></text:note-body></text:note></text:span><text:s/>prendrait quelque espérance ;</text:p>
      <text:p text:style-name="quote.l">Je me figurerais ces destins merveilleux</text:p>
      <text:soft-page-break/>
      <text:p text:style-name="quote.l">Qui tiraient du néant les héros fabuleux.</text:p>
      <text:p text:style-name="quote.l">…………………………………………………………</text:p>
      <text:p text:style-name="quote.l">Car enfin je suis vain, et<text:s/>mon ambition</text:p>
      <text:p text:style-name="quote.l">Ne peut s’examiner sans indignation :</text:p>
      <text:p text:style-name="quote.l"><text:span text:style-name="pb">[p. 528]<text:s/></text:span>Je ne puis regarder sceptre ni diadème,</text:p>
      <text:p text:style-name="quote.l">Qu’ils n’emportent mon âme au-delà d’elle-même.</text:p>
      <text:p text:style-name="quote.l">Mais…………………………………………………</text:p>
      <text:p text:style-name="quote.l">Je ne suis point don Sanche, et connais mes parents.</text:p>
      <text:p text:style-name="P263">Quels admirables vers ! comme ils respirent une indomptable confiance en soi et une noble colère contre la destinée. Voilà l’aventurier du moyen âge, et surtout de l’Espagne. Voilà quel il était avec ses espérances altières et ses hautes pensées, nées de l’habitude de la guerre et des hasards.</text:p>
      <text:p text:style-name="P264">Dès le premier acte nous sommes transportés au milieu d’une époque romanesque et guerrière. Dona Elvire, princesse d’Aragon, aime Carlos, ne sachant pas qu’il est son frère. En vain sa mère lui représente la bassesse de la naissance de Carlos.</text:p>
      <text:p text:style-name="P265">D. ELVIRE.</text:p>
      <text:p text:style-name="P266">Vous en pourriez juger plus favorablement ;</text:p>
      <text:p text:style-name="P267">Sa naissance inconnue est peut-être sans tache :</text:p>
      <text:p text:style-name="P268">Vous la présumez basse à cause qu’il la cache.</text:p>
      <text:p text:style-name="P269">Mais combien a-t-on vu de princes déguisés</text:p>
      <text:p text:style-name="P270">Signaler leur vertu sous des noms supposés,</text:p>
      <text:p text:style-name="P271">Dompter des nations,<text:s/>gagner des diadèmes,</text:p>
      <text:p text:style-name="P272">Sans qu’aucun les connût, sans se connaître eux-mêmes !</text:p>
      <text:p text:style-name="Corpsdetexte"><text:span text:style-name="T273">Bientôt nous voyons la reine de Castille, Isabelle. Elle va choisir un époux entre trois seigneurs que les états de Castille ont désignés comme les plus dignes du trône ; mais ell</text:span><text:span text:style-name="T274">e aime aussi Carlos. Ainsi cet aventurier a l’amour de deux princesses. Cependant la cour s’assemble. Les trois rivaux, don Manrique, don Alvar et don Lope jurent de respecter le choix de la reine. Que chacun prenne place, dit Isabelle, sans savoir encore<text:s/></text:span><text:span text:style-name="T275">sur qui elle va faire tomber son choix. On s’assoit, les<text:s/></text:span><text:span text:style-name="pb">[p. 529]<text:s/></text:span><text:span text:style-name="T276">reines sur des fauteuils, les trois comtes sur des<text:s/></text:span><text:soft-page-break/><text:span text:style-name="T277">bancs préparés. Carlos veut s’asseoir près d’eux.</text:span></text:p>
      <text:p text:style-name="P278">D. MANRIQUE.</text:p>
      <text:p text:style-name="P279">Tout beau, tout beau, Carlos ! d’où vous vient cette audace ?</text:p>
      <text:p text:style-name="P280">Et quel titre<text:s/>en ce rang a pu vous établir ?</text:p>
      <text:p text:style-name="P281">CARLOS.</text:p>
      <text:p text:style-name="P282">J’ai vu la place vide, et cru la bien remplir.</text:p>
      <text:p text:style-name="P283">D. MANRIQUE.</text:p>
      <text:p text:style-name="P284">Un soldat bien remplir une place de comte !</text:p>
      <text:p text:style-name="P285">CARLOS.</text:p>
      <text:p text:style-name="P286">Seigneur, ce que je suis ne me fait point de honte.</text:p>
      <text:p text:style-name="Corpsdetexte"><text:span text:style-name="T287">Ainsi voilà Carlos insulté devant toute la cour. Quel</text:span><text:span text:style-name="T288"><text:s/>tourment pour une amante ! quelle humiliation pour une reine ! En vain Carlos veut raconter ses exploits.<text:s/></text:span><text:span text:style-name="T289">Nous vous avons vu faire</text:span><text:span text:style-name="T290">, dit don Manrique d’un ton dédaigneux, et comme parlant d’un soldat qui n’a fait que son devoir à bien se battre. Isabelle n</text:span><text:span text:style-name="T291">e peut se contenir.</text:span></text:p>
      <text:p text:style-name="P292">D. ISABELLE</text:p>
      <text:p text:style-name="P293">Vous en êtes instruits, et je ne le suis pas :</text:p>
      <text:p text:style-name="P294">Laissez-le me l’apprendre.</text:p>
      <text:p text:style-name="P295">Que penser ici de Voltaire, qui met gravement en note qu’Isabelle, à titre de reine, doit connaître ce qu’a fait Carlos ? Eh ! oui, sans doute, elle<text:s/>le sait ; mais elle n’en veut pas moins que Carlos raconte ses exploits devant toute la cour. Son amour jouira de ce récit qui va rehausser Carlos, venger son honneur. Don Manrique ne s’y trompe pas, il voit quel est le sentiment de la reine. Il s’agit de<text:s/>choisir un époux ; et un soldat va parler de ce qu’il a fait !</text:p>
      <text:p text:style-name="P296">Je ne me croyais pas être ici pour l’entendre !</text:p>
      <text:p text:style-name="P297">s’écrie-t-il.</text:p>
      <text:p text:style-name="P298"><text:span text:style-name="pb">[p. 530]<text:s/></text:span><text:span text:style-name="T299">D. ISABELLE.</text:span></text:p>
      <text:p text:style-name="P300">Comte, encore une fois, laissez-le me t’apprendre !</text:p>
      <text:p text:style-name="P301">Nous avons temps pour tout. Et vous, parlez, Carlos.</text:p>
      <text:p text:style-name="P302">Avouons qu’il y a au théâtre peu de situations plus vives et plus intéressantes. Ce retard<text:s/><text:soft-page-break/>saisi avec empressement par Isabelle pour reculer son choix, cet outrage qui va lui permettre d’honorer son amant aux yeux de toute sa cour, sous prétexte de réparer l’injure que lui font les comtes, tout excite la curiosité. Cependant Carlos raconte ses exploits d’un ton ferme et modeste. Voilà, dit-il en finissant,</text:p>
      <text:p text:style-name="P303">Voilà dont le feu roi me promit récompense ;</text:p>
      <text:p text:style-name="P304">Mais la mort le surprit comme il la résolvait.</text:p>
      <text:p text:style-name="P305">Et avec quel empressement Isabelle répond :</text:p>
      <text:p text:style-name="P306">Il se fût acquitté de ce qu’il vous devait.</text:p>
      <text:p text:style-name="P307">Et moi, comme héritant son sceptre et sa couronne,</text:p>
      <text:p text:style-name="P308">Je prends sur moi sa dette et je vous la fais bonne.</text:p>
      <text:p text:style-name="P309">Seyez-vous et quittons ces petits différends.</text:p>
      <text:p text:style-name="P310">Ainsi, elle venge l’honneur de<text:s/>son amant, et lui ordonne de s’asseoir entre les comtes ; mais l’orgueil castillan ne peut supporter ce qui lui paraît un affront. Un homme sans naissance s’asseoir entre eux !</text:p>
      <text:p text:style-name="P311">D. LOPE.</text:p>
      <text:p text:style-name="P312">Souffrez qu’auparavant il nomme ses parents.</text:p>
      <text:p text:style-name="P313">…………………………………………………</text:p>
      <text:p text:style-name="P314">CARLOS.</text:p>
      <text:p text:style-name="P315">Se pare qui voudra des noms de ses aïeux ;</text:p>
      <text:p text:style-name="P316">Moi, je ne veux porter que moi-même en tous lieux.</text:p>
      <text:p text:style-name="P317">Je ne veux rien devoir à ceux qui m’ont fait naître,</text:p>
      <text:p text:style-name="P318">Et suis assez connu sans les faire connaître ;</text:p>
      <text:p text:style-name="P319"><text:span text:style-name="pb">[p. 531]<text:s/></text:span>Mais pour, en quelque sorte, obéir à vos lois,</text:p>
      <text:p text:style-name="P320">Seigneur, pour mes parents je nomme mes exploits.</text:p>
      <text:p text:style-name="P321">………………………………………………………</text:p>
      <text:p text:style-name="P322">D. LOPE.</text:p>
      <text:p text:style-name="P323">Vous le voyez, madame, et la preuve en est claire,</text:p>
      <text:p text:style-name="P324">Sans doute il n’est pas noble…</text:p>
      <text:soft-page-break/>
      <text:p text:style-name="P325">Cette résistance, cette opiniâtreté à flétrir d’une marque de déshonneur le front de son amant aigrit et pique Isabelle. Corneille gradue cette scène avec un admirable talent. Chaque injure des comtes est un motif et un prétexte de combler d’honneurs ce Carlos qu’on veut rabaisser. Sous le nom de justice rendue aux exploits, l’amour triomphe de pouvoir élever ce simple soldat jusqu’au rang de ces fiers seigneurs ; et quelle vivacité de dialogue ! quelle justesse de pensées ! quelle vérité de sentiments !</text:p>
      <text:p text:style-name="P326">D. ISABELLE.</text:p>
      <text:p text:style-name="P327">                                     Eh bien ! je l’anoblis,</text:p>
      <text:p text:style-name="P328">Quelle que soit sa<text:s/>race et de qui qu’il soit fils ;</text:p>
      <text:p text:style-name="P329">Qu’on ne conteste plus.</text:p>
      <text:p text:style-name="P330">D. MANRIQUE.</text:p>
      <text:p text:style-name="P331">                               Encore un mot, de grâce !</text:p>
      <text:p text:style-name="P332">D. ISABELLE.</text:p>
      <text:p text:style-name="P333">Don Manrique, à la fin, c’est prendre trop d’audace :</text:p>
      <text:p text:style-name="P334">Ne puis-je l’anoblir si vous n’y consentez ?</text:p>
      <text:p text:style-name="P335">D. MANRIQUE.</text:p>
      <text:p text:style-name="P336">Oui,<text:s/>mais ce rang n’est dû qu’aux hautes dignités :</text:p>
      <text:p text:style-name="P337">Tout autre qu’un marquis ou comte le profane.</text:p>
      <text:p text:style-name="P338">D. ISABELLE.</text:p>
      <text:p text:style-name="P339">Eh bien ! seyez-vous donc, marquis de Santillane,</text:p>
      <text:p text:style-name="P340"><text:span text:style-name="pb">[p. 532]<text:s/></text:span>Comte de Penafiel<text:span text:style-name="Appelnotedebasdep."><text:note text:note-class="footnote" text:id="_ftn2"><text:note-citation>3</text:note-citation><text:note-body><text:p text:style-name="Notedebasdepage"><text:s/>[NdE] Orthographié Pennafield.</text:p></text:note-body></text:note></text:span>, gouverneur de Burgos !</text:p>
      <text:p text:style-name="P341">Don Manrique,<text:s/>est-ce assez pour faire seoir Carlos ?</text:p>
      <text:p text:style-name="P342">Vous reste-t-il encor quelque scrupule en l’âme ?</text:p>
      <text:p text:style-name="P343">(Don Manrique et don Lope se lèvent ; Carlos s’assied.)</text:p>
      <text:p text:style-name="P344">D. MANRIQUE.</text:p>
      <text:p text:style-name="P345">Achevez, achevez, faites-le roi, madame :</text:p>
      <text:p text:style-name="P346">Par ces marques d’honneur l’élever jusqu’à nous,</text:p>
      <text:p text:style-name="P347">C’est<text:s/>moins nous l’égaler que l’approcher de vous ;</text:p>
      <text:soft-page-break/>
      <text:p text:style-name="P348">Je suis prêt d’obéir, et loin d’y contredire,</text:p>
      <text:p text:style-name="P349">Je laisse entre ses mains et vous et votre empire.</text:p>
      <text:p text:style-name="P350">Je sors avant ce choix, non que j’en sois jaloux,</text:p>
      <text:p text:style-name="P351">Mais de peur que mon front n’en rougisse pour vous.</text:p>
      <text:p text:style-name="P352">D. ISABELLE.</text:p>
      <text:p text:style-name="P353">Arrêtez, insolent ! votre reine pardonne</text:p>
      <text:p text:style-name="P354">Ce qu’une indigne crainte insolemment soupçonne.</text:p>
      <text:p text:style-name="P355">………………………………………………………</text:p>
      <text:p text:style-name="P356">Mais je sais les moyens de vous humilier…</text:p>
      <text:p text:style-name="P357">………………………………………………………</text:p>
      <text:p text:style-name="P358">Je l’ai fait votre égal, et quoiqu’on s’en mutine,</text:p>
      <text:p text:style-name="P359">Sachez qu’à plus encor ma faveur le destine :</text:p>
      <text:p text:style-name="P360">Je veux qu’aujourd’hui même il puisse plus que moi ;</text:p>
      <text:p text:style-name="P361">J’en ai fait un marquis, je veux qu’il fasse un roi.</text:p>
      <text:p text:style-name="P362">………………………………………………………</text:p>
      <text:p text:style-name="P363">Marquis, prenez ma bague, et la donnez pour marque</text:p>
      <text:p text:style-name="P364">Au plus digne des trois que j’en fasse un monarque.</text:p>
      <text:p text:style-name="P365">Je<text:s/>vous laisse y penser tout le reste du jour.</text:p>
      <text:p text:style-name="P366">Rivaux ambitieux, faites-lui votre cour.</text:p>
      <text:p text:style-name="P367">Qui me rapportera l’anneau que je lui donne</text:p>
      <text:p text:style-name="P368">Recevra sur-le-champ ma main et la couronne.</text:p>
      <text:p text:style-name="Corpsdetexte"><text:span text:style-name="T369">Je ne sais pas s’il y a dans tout le théâtre de Corneille une scène plus vive et p</text:span><text:span text:style-name="T370">lus belle. Quelle situation dramatique ! Comme tous les caractères des personnages divers sont mis en lumière ! Comme l’action marche rapidement ! et Isabelle, comme, en remettant à Carlos le<text:s/></text:span><text:span text:style-name="pb">[p. 533]<text:s/></text:span><text:span text:style-name="T371">droit de lui choisir un époux, elle réfute noblement le</text:span><text:span text:style-name="T372">s soupçons de don Manrique, en même temps qu’elle humilie l’orgueil de ses rivaux, forcés de reconnaître en en lui l’arbitre de leur sort. Qu’elle était fière d’élever son amant aux yeux de toute sa cour, et que d’honneurs elle lui prodigue sans croire fai</text:span><text:span text:style-name="T373">re jamais assez, puisqu’elle ne peut lui donner son amour !</text:span></text:p>
      <text:p text:style-name="P374">Que va faire Carlos ? et comment Corneille se soutiendra-t-il à cette hauteur de sentiments toujours animés, toujours dramatiques et toujours naturels ? Ne nous défions pas de son génie. La scène<text:s/>qui suit est peut-être plus belle encore.</text:p>
      <text:p text:style-name="P375">D. LOPE.</text:p>
      <text:soft-page-break/>
      <text:p text:style-name="l">Eh bien ! seigneur marquis, nous direz-vous, de grâce,</text:p>
      <text:p text:style-name="l">Ce que pour vous gagner il est besoin qu’on fasse ;</text:p>
      <text:p text:style-name="l">Vous êtes notre juge, il faut vous adoucir.</text:p>
      <text:p text:style-name="P376">CARLOS.</text:p>
      <text:p text:style-name="l">Vous y pourriez peut-être assez mal réussir,</text:p>
      <text:p text:style-name="l">Quittez ces contretemps de froide raillerie.</text:p>
      <text:p text:style-name="label">D. MANRIQUE.</text:p>
      <text:p text:style-name="l">Il n’en est pas saison quand il faut qu’on vous prie.</text:p>
      <text:p text:style-name="P377">CARLOS.</text:p>
      <text:p text:style-name="l">Ne raillons ni prions, et demeurons amis.</text:p>
      <text:p text:style-name="l">………………………………………………………</text:p>
      <text:p text:style-name="l">Je n’entreprendrai point de juger entre vous</text:p>
      <text:p text:style-name="l">Qui mérite le mieux le nom<text:s/>de son époux.</text:p>
      <text:p text:style-name="l">………………………………………………………</text:p>
      <text:p text:style-name="l">Je m’en récuse donc, afin de vous donner</text:p>
      <text:p text:style-name="l">Un juge que sans honte on ne peut soupçonner :</text:p>
      <text:p text:style-name="l">Ce sera votre épée et votre bras lui-même.</text:p>
      <text:p text:style-name="l">Comtes, de cet anneau dépend le diadème ;</text:p>
      <text:p text:style-name="l">Il vaut bien un combat : vous avez tous du cœur,</text:p>
      <text:p text:style-name="l">Et je le garde…</text:p>
      <text:p text:style-name="P378">D. LOPE.</text:p>
      <text:p text:style-name="l">                  À qui, Carlos ?</text:p>
      <text:p text:style-name="label"><text:span text:style-name="pb">[p. 534]<text:s/></text:span><text:span text:style-name="T379">CARLOS.</text:span></text:p>
      <text:p text:style-name="l">                                    À mon vainqueur.</text:p>
      <text:p text:style-name="l">Qui pourra me l’ôter l’ira rendre à la reine ;</text:p>
      <text:p text:style-name="P380">Ce sera du plus digne une marque certaine.</text:p>
      <text:p text:style-name="l">Prenez entre vous l’ordre et du temps et du lieu,</text:p>
      <text:p text:style-name="l">Je m’y rendrai sur l’heure, et vais l’attendre. Adieu !</text:p>
      <text:p text:style-name="Corpsdetexte"><text:span text:style-name="T381">À mon vainqueur !</text:span><text:span text:style-name="T382"><text:s/>Voilà de ces traits sublimes qui transportent tout une assemblée. C’est un mot comme le<text:s/></text:span><text:span text:style-name="T383">qu’il mourût !</text:span><text:span text:style-name="T384"><text:s/>l’un est le plus haut degré de la vertu et de la sévérité romain</text:span><text:span text:style-name="T385">e ; l’autre le plus haut degré de l’exaltation chevaleresque.</text:span></text:p>
      <text:p text:style-name="Corpsdetexte"><text:span text:style-name="T386">Si le second et le troisième acte valaient le premier<text:s/></text:span><text:span text:style-name="title">Don Sanche</text:span><text:span text:style-name="T387"><text:s/>serait un des chefs-d’œuvre de Corneille. Malheureusement, ces deux actes sont remplis de conversations amoureuses<text:s/></text:span><text:soft-page-break/><text:span text:style-name="T388">dans ce ton de</text:span><text:span text:style-name="T389"><text:s/>galanterie métaphysique qu’avaient mis à la mode les romans de M</text:span><text:span text:style-name="T390">lle</text:span><text:span text:style-name="T391"> de Scudéry. Au quatrième acte, Corneille se relève. Le caractère de Carlos prend un nouvel aspect. Le bruit commence à se répandre que le fils du roi d’Aragon, don Sanche, vit encore, et<text:s/></text:span><text:span text:style-name="T392">que ce n’est autre que Carlos ; mais Carlos, qui croit connaître la bassesse de sa naissance, s’indigne d’une pareille erreur ; il se sent assez grand pour ne pas renier l’obscurité de sa race. Il vient se plaindre à la reine Léonor :</text:span></text:p>
      <text:p text:style-name="P393">Madame, sauvez-moi d’un honneur qui m’offense :</text:p>
      <text:p text:style-name="P394">Un peuple opiniâtre à m’arracher mon nom</text:p>
      <text:p text:style-name="P395">Veut que je sois don Sanche, et prince d’Aragon.</text:p>
      <text:p text:style-name="quote.l">………………………………………………………</text:p>
      <text:p text:style-name="P396">En vain don Lope et don Manrique veulent voir en lui le prince d’Aragon. Il prend comme un outrage de pareils respects.</text:p>
      <text:p text:style-name="P397">Comtes, ces faux respects dont je me vois surpris</text:p>
      <text:p text:style-name="P398">Sont plus injurieux encor que vos mépris.</text:p>
      <text:p text:style-name="quote.l"><text:span text:style-name="pb">[p. 535]<text:s/></text:span><text:span text:style-name="T399">Je pense avoir rendu mon nom assez illustre</text:span></text:p>
      <text:p text:style-name="P400">Pour n’avoir pas besoin qu’on lui donne un faux lustre.</text:p>
      <text:p text:style-name="P401">Reprenez vos honneurs où je n’ai point de part.</text:p>
      <text:p text:style-name="quote.l"><text:span text:style-name="T402">J’</text:span><text:span text:style-name="T403">imputais<text:s/></text:span>ce<text:span text:style-name="T404"><text:s/>faux bruit aux faveurs du hasard,</text:span></text:p>
      <text:p text:style-name="P405">Et doutais qu’il pût être une âme assez hardie</text:p>
      <text:p text:style-name="P406">Pour ériger Carlos en roi de comédie.</text:p>
      <text:p text:style-name="P407">C’est toujours ce juste orgueil qui ne doit rien de son mérite et peut, à force de gloire, se passer de noblesse, c’est ce sentiment qui fait la grandeur du caractère de Carlos. C’est surtout au cinquième acte qu’il éclate. Un pauvre pêcheur que Carlos a toujours regardé comme son père, et qui a toujours cru que Carlos était son fils, vient à la cour ; il reconnaît Carlos et en<text:s/>est reconnu ; mais le peuple s’écrie que ce vieillard est un imposteur ; enfin, malgré les cris de Carlos, le pêcheur est mis en prison. Carlos vient réclamer son père devant la reine.</text:p>
      <text:soft-page-break/>
      <text:p text:style-name="P408">Eh bien ! madame, enfin on connaît ma naissance !</text:p>
      <text:p text:style-name="quote.l">………………………………………………………</text:p>
      <text:p text:style-name="P409">Et l’on m’arrache encor le seul bien qui me reste !</text:p>
      <text:p text:style-name="P410">On me vole mon père ! on le fait criminel !</text:p>
      <text:p text:style-name="P411">On attache à son nom un opprobre éternel !</text:p>
      <text:p text:style-name="P412">Je suis fils d’un pêcheur, mais non pas d’un infâme !</text:p>
      <text:p text:style-name="P413">La bassesse du sang ne va point jusqu’à l’âme,</text:p>
      <text:p text:style-name="P414">Et je renonce aux noms de comte et de marquis</text:p>
      <text:p text:style-name="P415">Avec bien plus d’honneur qu’aux sentiments de fils ;</text:p>
      <text:p text:style-name="P416">Rien ne peut effacer ce sacré caractère.</text:p>
      <text:p text:style-name="P417">De grâce, commandez qu’on me rende mon père ;</text:p>
      <text:p text:style-name="P418">Ce doit leur être assez de savoir qui je suis,</text:p>
      <text:p text:style-name="P419">Sans m’accabler encor par de nouveaux<text:s/>ennuis.</text:p>
      <text:p text:style-name="P420">Manrique, d’un ton de générosité fanfaronne, prie la reine de ne pas croire aux aveux de Carlos. Un si grand courage mérite une haute naissance ; aidez, dit-il,</text:p>
      <text:p text:style-name="P421"><text:span text:style-name="pb">[p. ]<text:s/></text:span>Aidez, ainsi que nous, ce peuple à s’abuser.</text:p>
      <text:p text:style-name="P422">……………………………………………………</text:p>
      <text:p text:style-name="P423">Et de notre pitié soutenez l’artifice.</text:p>
      <text:p text:style-name="P424">CARLOS.</text:p>
      <text:p text:style-name="P425">Je suis bien malheureux si je vous fais pitié !</text:p>
      <text:p text:style-name="P426">Reprenez votre orgueil et votre inimitié.</text:p>
      <text:p text:style-name="P427">……………………………………………………</text:p>
      <text:p text:style-name="P428">Si ma naissance est basse, elle est du moins sans tache ;</text:p>
      <text:p text:style-name="P429">Puisque vous la savez, je veux bien qu’on la sache.</text:p>
      <text:p text:style-name="P430">Sanche, fils d’un pêcheur et non d’un imposteur,</text:p>
      <text:p text:style-name="P431">De deux comtes jadis fut le libérateur ;</text:p>
      <text:p text:style-name="P432">Sanche, fils d’un pêcheur, mettait naguère en peine</text:p>
      <text:soft-page-break/>
      <text:p text:style-name="P433">Deux illustres rivaux sur le choix de leur reine</text:p>
      <text:p text:style-name="P434">Sanche, fils d’un pêcheur, tient encore en sa main</text:p>
      <text:p text:style-name="P435">De quoi faire<text:s/>bientôt tout l’heur d’un souverain ;</text:p>
      <text:p text:style-name="P436">Sanche enfin, malgré lui, dedans cette province.</text:p>
      <text:p text:style-name="P437">Quoique fils d’un pêcheur, a passé pour un prince !</text:p>
      <text:p text:style-name="P438">Voilà de la véritable grandeur de sentiment et d’expression. Aussi Isabelle lui dit :</text:p>
      <text:p text:style-name="P439">Je vous tiens malheureux d’être<text:s/>né d’un tel père ;</text:p>
      <text:p text:style-name="P440">Mais je vous tiens ensemble heureux au dernier point</text:p>
      <text:p text:style-name="P441">D’être né d’un tel père et de n’en rougir point.</text:p>
      <text:p text:style-name="P442">Cependant à la fin tout s’éclaircit, et Carlos, reconnu pour don Sanche d’Aragon, épouse Isabelle. Telle est cette pièce de Corneille,<text:s/>pleine de scènes vives et admirables, et qu’il suffirait peut-être de resserrer en trois actes pour en faire une de ses pièces les plus applaudies.</text:p>
      <text:p text:style-name="Corpsdetexte"><text:span text:style-name="T443">Voilà, Monsieur, ce que j’avais à dire sur<text:s/></text:span><text:span text:style-name="title">la Princesse Aurélie</text:span><text:span text:style-name="T444">. À la prochaine lettre,<text:s/></text:span><text:span text:style-name="title">Charles II, ou le La</text:span><text:span text:style-name="title">byrinthe de Woodstock</text:span><text:span text:style-name="T445">.</text:span></text:p>
      <text:p text:style-name="salute">Agréez, etc.</text:p>
      <text:h text:style-name="Titre2" text:outline-level="2"><text:span text:style-name="pb">[p. 629]<text:s/></text:span>[XXXIV]</text:h>
      <text:p text:style-name="argument"><text:span text:style-name="title">Charles II ou le Labyrinthe de Woodstock</text:span><text:span text:style-name="T446">, par M. Alexandre Duval.<text:s/></text:span><text:span text:style-name="T447">— </text:span><text:span text:style-name="title">Yelva ou l’Orpheline russe</text:span><text:span text:style-name="T448">, par MM. Scribe, Dupeuty et Villeneuve.</text:span></text:p>
      <text:p text:style-name="P449">M. Alexandre Duval s’est bien gardé, tout en empruntant son sujet à<text:s/>Walter Scott, de copier fidèlement le roman, et d’en resserrer tous les événements dans le court espace de trois actes. Il n’a pris qu’un des incidents du roman, le danger de Charles II dans le château de Woodstock ; mais il a changé les circonstances ; il<text:s/>a introduit d’autres personnages ; enfin, il a fait une pièce à l’occasion du roman plutôt qu’avec le roman.</text:p>
      <text:p text:style-name="Corpsdetexte"><text:span text:style-name="T450">Autre différence encore : Walter Scott a fait un roman oh sont peintes les mœurs de l’époque ; cavaliers, têtes-rondes, Charles II, Cromwell</text:span><text:span text:style-name="T451"><text:note text:note-class="footnote" text:id="_ftn3"><text:note-citation>4</text:note-citation><text:note-body><text:p text:style-name="Notedebasdepage"><text:s/>[NdE] Orthographié Cromwel.</text:p></text:note-body></text:note></text:span><text:span text:style-name="T452">, chacun a sa part dans le vaste tableau de Walter Scott. M. Duval n’a fait qu’un drame anecdotique, et il n’a pas eu la prétention de faire revivre sur la scène la révolution anglaise avec ses héros. Cependant le caractère de Char</text:span><text:span text:style-name="T453">les II est peint à peu près comme le représente l’histoire, gai, insouciant,<text:s/></text:span><text:soft-page-break/><text:span text:style-name="T454">spirituel, l’homme du monde le moins fait pour vivre au milieu des crises d’une révolution et être<text:s/></text:span><text:span text:style-name="pb">[p. 630]<text:s/></text:span><text:span text:style-name="T455">l’héritier d’un roi mort sur l’échafaud ; non pas que Charles II manquâ</text:span><text:span text:style-name="T456">t de cœur : il était courageux, mais à la manière des soldats. Il n’avait du reste ni gravité ni force de caractère, et pourtant, tel est l’ascendant des qualités vraies et naturelles, avec son insouciance il suffit honorablement à toutes les épreuves de s</text:span><text:span text:style-name="T457">es malheurs, et jamais il ne manqua de dignité dans sa mauvaise fortune ; car, après tout, celui qui prend en gaîté ses adversités, celui-là ressemble de bien près à celui qui les supporte avec une ferme et magnanime résignation. L’indifférence ne messied<text:s/></text:span><text:span text:style-name="T458">pas quand on est indifférent à ses propres peines ; elle ne déplaît et ne choque que lorsqu’on se montre indifférent aux peines d’autrui. De ce côté le malheur était en quelque sorte plus convenable au caractère de Charles II que la prospérité ; car, tant<text:s/></text:span><text:span text:style-name="T459">qu’il fut errant et exilé, son insouciance fut l’effet du courage ; quand il fut sur le trône, elle ne parut plus que de l’égoïsme.</text:span></text:p>
      <text:p text:style-name="Corpsdetexte"><text:span text:style-name="T460">Dans la pièce de M. Duval, cette insouciance du danger est peinte d’une manière piquante. Caché dans le château de Woodstock</text:span><text:span text:style-name="T461">, Charles II ne songe qu’à faire la cour à la belle Alice Lée, fille de sir Lée, un des plus dévoués cavaliers. Il oublie les têtes-rondes qui le poursuivent ; il oublie même, en cherchant à se faire aimer de la belle Alice, que son père et son frère parco</text:span><text:span text:style-name="T462">urent l’Angleterre pour lever une armée royaliste, et que c’est mal récompenser leur zèle que d’essayer de séduire Alice. Insouciance du danger d’une part, insouciance de la morale d’une autre, voilà le Charles II de l’exil et le Charles II de Whitehall</text:span><text:span text:style-name="T463"><text:note text:note-class="footnote" text:id="_ftn4"><text:note-citation>5</text:note-citation><text:note-body><text:p text:style-name="Notedebasdepage"><text:s/>[NdE] Orthographié White-Hall.</text:p></text:note-body></text:note></text:span><text:span text:style-name="T464">. Au surplus, il ne songe pas sérieusement à séduire Alice, à dieu ne plaise. Il y a plus de légèreté d’esprit que de mauvais desseins dans<text:s/></text:span><text:span text:style-name="pb">[p. 631]<text:s/></text:span><text:span text:style-name="T465">sa conduite ; aussi est-ce une très belle scène et très piquante en même tem</text:span><text:span text:style-name="T466">ps, que celle où Charles, pour achever de se faire aimer, se fait reconnaître, ne doutant pas que son rang n’éblouisse la jeune Alice ; mais celle-ci, avec un maintien plein de dignité, tombe aux pieds du roi, et désormais c’est par le respect qu’elle repo</text:span><text:span text:style-name="T467">usse l’amour. Voilà Charles bien avancé d’être le roi : à toutes ses galanteries le mot<text:s/></text:span><text:span text:style-name="T468">sire !</text:span><text:span text:style-name="T469"><text:s/>sert de réponse et de frein. Ce caractère d’Alice est fort bien tracé ; il est plein de grâce et de noblesse.</text:span></text:p>
      <text:p text:style-name="Corpsdetexte"><text:span text:style-name="title">Charles II</text:span><text:span text:style-name="T470"><text:s/>tiendra sa place avec honneur dans le th</text:span><text:span text:style-name="T471">éâtre de M. Duval entre<text:s/></text:span><text:span text:style-name="title">Édouard en Écosse</text:span><text:span text:style-name="T472"><text:s/>et<text:s/></text:span><text:span text:style-name="title">le Menuisier de Livonie</text:span><text:span text:style-name="T473">. L’intrigue est vraie et intéressante, surtout dans les deux derniers actes ; les caractères sont sinon bien profonds, du moins naturels et vrais ; enfin, il y a beaucoup de mots heureux<text:s/></text:span><text:span text:style-name="T474">qui naissent du dialogue et viennent sans efforts. Ce genre de mérite commence à devenir rare ; aujourd’hui on cherche les traits, on amène les mots de loin, et, avec un peu d’habitude du théâtre et un peu de tact, on peut maintenant, cinq ou six<text:s/></text:span><text:soft-page-break/><text:span text:style-name="T475">phrases à</text:span><text:span text:style-name="T476"><text:s/>l’avance, prévoir un joli mot.</text:span></text:p>
      <text:p text:style-name="Corpsdetexte"><text:span text:style-name="T477">C’est surtout dans les pièces de M. Scribe que se retrouve plus qu’ailleurs cette disposition de causer pour faire de l’esprit, et plus le fond de la pièce est léger, plus cette broderie se laisse voir. Aussi dans<text:s/></text:span><text:span text:style-name="title">Yelva</text:span><text:span text:style-name="T478"><text:s/>comb</text:span><text:span text:style-name="T479">ien de détails qui n’ont pas de rapport au sujet, et qui ne sont placés que pour amuser le spectateur et détourner son attention de l’invraisemblance des événements. En effet, si l’intrigue des pièces de M. Scribe était plus vraisemblable, comme chaque scè</text:span><text:span text:style-name="T480">ne se soutiendrait par son intérêt naturel, il n’y aurait pas besoin de ces mots et de ces traits épisodiques ; mais, comme<text:s/></text:span><text:span text:style-name="pb">[p. 632]<text:s/></text:span><text:span text:style-name="T481">chaque homme a toujours les qualités de ses défauts, il s’est trouvé que l’esprit de M. Scribe, incapable peut-être de donn</text:span><text:span text:style-name="T482">er de la vraisemblance à ses actions, est merveilleusement fait pour, à défaut d’intérêt dans le fond, mettre beaucoup d’esprit dans la forme, et se sauver ainsi par les détails. Chaque scène devient un cadre ingénieux de mots plaisants et spirituels, et j</text:span><text:span text:style-name="T483">e finis par m’inquiéter assez peu si l’action marche aussi naturellement qu’elle le pourrait. M. Scribe, en fait d’art dramatique, ne se fait guère scrupule d’un gros péché mortel, parce qu’il compte, pour être justifié, sur ses petites vertus vénielles.</text:span></text:p>
      <text:p text:style-name="Corpsdetexte"><text:span text:style-name="title">Y</text:span><text:span text:style-name="title">elva</text:span><text:span text:style-name="T484"><text:s/>n’est pas plus vraisemblable que la plupart de ses pièces ; c’est une jeune orpheline russe, privée de la parole en voyant tuer son père, et qui la recouvre en entendant un coup de pistolet tiré sur son amant. Ajoutez à cela un rôle de Russe, homme à<text:s/></text:span><text:span text:style-name="T485">bonnes fortunes, grand amateur des plaisirs de Paris, et qui cherche à copier les Français ; c’est le personnage chargé, avec un cosaque, d’égayer la pièce, et Gontier s’en acquitte à merveille. Je déroge ici aux habitudes du<text:s/></text:span><text:span text:style-name="title">Mercure</text:span><text:span text:style-name="T486"><text:s/>en parlant du jeu des<text:s/></text:span><text:span text:style-name="T487">acteurs, mais c’est pour rendre justice à M</text:span><text:span text:style-name="T488">lle</text:span><text:span text:style-name="T489"> Léontine Fay. Il est difficile de rendre avec plus de vérité et d’énergie ce tourment inexprimable de ne pouvoir se servir de la parole dans les moments de passion. Ses yeux, ses gestes, ses sons inarticulés,<text:s/></text:span><text:span text:style-name="T490">tout est d’accord pour donner l’idée de la plus vive émotion qui s’indigne et s’irrite de ne pouvoir se faire jour au dehors par le langage.</text:span></text:p>
      <text:p text:style-name="salute">Agréez,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Corpsdetexte" style:display-name="Corps de texte" style:family="paragraph" style:parent-style-name="Normal">
      <style:paragraph-properties fo:text-align="justify" fo:margin-bottom="0.0833in" fo:line-height="150%"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quote.c" style:display-name="&lt;quote.c&gt;" style:family="text" style:parent-style-name="Policepardéfaut">
      <style:text-properties style:use-window-font-color="true"/>
    </style:style>
    <style:style style:name="Notedebasdepage" style:display-name="Note de bas de page" style:family="paragraph" style:parent-style-name="Normal">
      <style:paragraph-properties fo:text-align="justify" fo:text-indent="0.1388in"/>
      <style:text-properties fo:language="fr" fo:country="FR"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style="italic" style:font-style-asian="italic"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language="fr" fo:country="FR"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hyphenate="false"/>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language-asian="zh" style:country-asian="CN"/>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gtxt_body" style:display-name="gtxt_body" style:family="paragraph" style:parent-style-name="Normal">
      <style:paragraph-properties fo:widows="2" fo:orphans="2" style:text-autospace="ideograph-alpha" fo:margin-top="0.0694in" fo:margin-bottom="0.0694in"/>
      <style:text-properties fo:font-size="12pt" style:font-size-asian="12pt" style:font-size-complex="12pt" fo:language="fr" fo:country="FR" style:language-asian="fr" style:country-asian="FR" fo:hyphenate="false"/>
    </style:style>
    <style:style style:name="gstxt_hlt" style:display-name="gstxt_hlt" style:family="text" style:parent-style-name="Policepardéfaut"/>
    <style:style style:name="gtxt_body1" style:display-name="gtxt_body1" style:family="text" style:parent-style-name="Policepardéfaut"/>
    <style:style style:name="gstxt_sup" style:display-name="gstxt_sup" style:family="text" style:parent-style-name="Policepardéfaut"/>
    <style:style style:name="title" style:display-name="&lt;title&gt;" style:family="text" style:parent-style-name="Policepardéfaut">
      <style:text-properties fo:font-style="italic" style:font-style-asian="italic" style:language-asian="fr" style:country-asian="FR"/>
    </style:style>
    <style:style style:name="term" style:display-name="term" style:family="paragraph" style:parent-style-name="Normal">
      <style:paragraph-properties fo:widows="2" fo:orphans="2" style:text-autospace="ideograph-alpha" style:vertical-align="auto" fo:margin-top="0.0694in" fo:margin-bottom="0.0694in"/>
      <style:text-properties fo:font-size="12pt" style:font-size-asian="12pt" style:font-size-complex="12pt" fo:language="fr" fo:country="FR" style:language-asian="fr" style:country-asian="FR"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6T11:08:00Z</meta:creation-date>
    <dc:date>2018-12-16T13:02:00Z</dc:date>
    <meta:template xlink:href="Normal.dotm" xlink:type="simple"/>
    <meta:editing-cycles>3</meta:editing-cycles>
    <meta:editing-duration>PT60S</meta:editing-duration>
    <meta:document-statistic meta:page-count="24" meta:paragraph-count="109" meta:word-count="8462" meta:character-count="54899" meta:row-count="387" meta:non-whitespace-character-count="46546"/>
  </office:meta>
</office:document-meta>
</file>